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2"/>
    <style:style style:name="ce10" style:family="table-cell" style:parent-style-name="Default" style:data-style-name="N60"/>
    <style:style style:name="ce11" style:family="table-cell" style:parent-style-name="Default" style:data-style-name="N109"/>
    <style:style style:name="ce12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08"/>
    <style:style style:name="ce15" style:family="table-cell" style:parent-style-name="Default" style:data-style-name="N108">
      <style:table-cell-properties fo:background-color="transparent"/>
      <style:text-properties fo:color="#ff0000"/>
    </style:style>
    <style:style style:name="ce16" style:family="table-cell" style:parent-style-name="Default" style:data-style-name="N108">
      <style:text-properties fo:color="#ff0000"/>
    </style:style>
    <style:style style:name="ce17" style:family="table-cell" style:parent-style-name="Default" style:data-style-name="N108">
      <style:table-cell-properties fo:border="none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108">
      <style:table-cell-properties fo:border-bottom="none" fo:background-color="transparent" fo:border-left="none" fo:border-right="0.06pt solid #000000" fo:border-top="none"/>
      <style:text-properties fo:color="#ff0000"/>
    </style:style>
    <style:style style:name="ce23" style:family="table-cell" style:parent-style-name="Default" style:data-style-name="N108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108">
      <style:table-cell-properties fo:border-bottom="none" fo:border-left="none" fo:border-right="0.06pt solid #000000" fo:border-top="none"/>
      <style:text-properties fo:color="#ff0000"/>
    </style:style>
    <style:style style:name="ce25" style:family="table-cell" style:parent-style-name="Default" style:data-style-name="N110"/>
    <style:style style:name="ce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 style:data-style-name="N11"/>
    <style:style style:name="ce28" style:family="table-cell" style:parent-style-name="Default" style:data-style-name="N108">
      <style:table-cell-properties fo:border-bottom="none" fo:border-left="none" fo:border-right="none" fo:border-top="0.06pt solid #0000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4"/>
        <table:table-column table:style-name="co1" table:default-cell-style-name="ce21"/>
        <table:table-column table:style-name="co1" table:number-columns-repeated="9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nu_Z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kHz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Bparallel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office:value-type="string" calcext:value-type="string">
            <text:p>Bantiparallel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u_1</text:p>
          </table:table-cell>
          <table:table-cell table:style-name="ce5" office:value-type="string" calcext:value-type="string">
            <text:p>20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2" table:formula="of:=(32.5-15)/(19)" office:value-type="float" office:value="0.921052631578947" calcext:value-type="float">
            <text:p/>
          </table:table-cell>
          <table:table-cell table:style-name="ce18" office:value-type="string" calcext:value-type="string">
            <text:p>V/cm</text:p>
          </table:table-cell>
          <table:table-cell table:number-columns-repeated="2"/>
          <table:table-cell table:style-name="ce1" office:value-type="string" calcext:value-type="string">
            <text:p>Nu_1</text:p>
          </table:table-cell>
          <table:table-cell table:style-name="ce5" office:value-type="string" calcext:value-type="string">
            <text:p>20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2" table:formula="of:=(33-14)/(16.5)" office:value-type="float" office:value="1.15151515151515" calcext:value-type="float">
            <text:p/>
          </table:table-cell>
          <table:table-cell table:style-name="ce18" office:value-type="string" calcext:value-type="string">
            <text:p>V/cm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Y-faktor</text:p>
          </table:table-cell>
          <table:table-cell table:style-name="ce9" table:formula="of:=(211-190)/(3.8)" office:value-type="float" office:value="5.52631578947368" calcext:value-type="float">
            <text:p/>
          </table:table-cell>
          <table:table-cell table:style-name="ce19" office:value-type="string" calcext:value-type="string">
            <text:p>mV/cm</text:p>
          </table:table-cell>
          <table:table-cell table:number-columns-repeated="5"/>
          <table:table-cell office:value-type="string" calcext:value-type="string">
            <text:p>Y-faktor</text:p>
          </table:table-cell>
          <table:table-cell table:style-name="ce9" table:formula="of:=(161-156)/(0.7)" office:value-type="float" office:value="7.14285714285714" calcext:value-type="float">
            <text:p/>
          </table:table-cell>
          <table:table-cell table:style-name="ce19" office:value-type="string" calcext:value-type="string">
            <text:p>mV/cm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X_0 </text:p>
          </table:table-cell>
          <table:table-cell table:style-name="ce9" office:value-type="float" office:value="15" calcext:value-type="float">
            <text:p>15</text:p>
          </table:table-cell>
          <table:table-cell table:style-name="ce19"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X_0 </text:p>
          </table:table-cell>
          <table:table-cell table:style-name="ce9" office:value-type="float" office:value="14" calcext:value-type="float">
            <text:p>14</text:p>
          </table:table-cell>
          <table:table-cell table:style-name="ce19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elta y</text:p>
          </table:table-cell>
          <table:table-cell table:style-name="ce6" table:formula="of:=MAX([.G11:.G29])-MIN([.G11:.G29])" office:value-type="float" office:value="28.1842105263158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3" table:formula="of:=190-1.3*[.F6]" office:value-type="float" office:value="182.815789473684" calcext:value-type="float">
            <text:p/>
          </table:table-cell>
          <table:table-cell table:style-name="ce20" office:value-type="string" calcext:value-type="string">
            <text:p>mV</text:p>
          </table:table-cell>
          <table:table-cell table:number-columns-repeated="2"/>
          <table:table-cell table:style-name="ce3" office:value-type="string" calcext:value-type="string">
            <text:p>delta y</text:p>
          </table:table-cell>
          <table:table-cell table:style-name="ce6" table:formula="of:=MAX([.O11:.O29])-MIN([.O11:.O29])" office:value-type="float" office:value="5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3" office:value-type="float" office:value="156" calcext:value-type="float">
            <text:p>156</text:p>
          </table:table-cell>
          <table:table-cell table:style-name="ce20" office:value-type="string" calcext:value-type="string">
            <text:p>mV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9"/>
          <table:table-cell table:number-columns-repeated="6"/>
          <table:table-cell table:style-name="Default"/>
          <table:table-cell table:style-name="ce19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19" office:value-type="string" calcext:value-type="string">
            <text:p>y/mV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 office:value-type="string" calcext:value-type="string">
            <text:p>x/V</text:p>
          </table:table-cell>
          <table:table-cell table:style-name="ce19" office:value-type="string" calcext:value-type="string">
            <text:p>y/mV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style-name="ce14" table:formula="of:=[.F7]" office:value-type="float" office:value="15" calcext:value-type="float">
            <text:p/>
          </table:table-cell>
          <table:table-cell table:formula="of:=[.F8]" office:value-type="float" office:value="182.815789473684" calcext:value-type="float">
            <text:p/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formula="of:=[.N7]" office:value-type="float" office:value="14" calcext:value-type="float">
            <text:p/>
          </table:table-cell>
          <table:table-cell table:formula="of:=[.N8]" office:value-type="float" office:value="156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4" table:formula="of:=[.C12]*[.$F$5]+[.$F$7]" office:value-type="float" office:value="16.8421052631579" calcext:value-type="float">
            <text:p/>
          </table:table-cell>
          <table:table-cell table:formula="of:=[.D12]*[.$F$6]+[.$F$8]" office:value-type="float" office:value="183.921052631579" calcext:value-type="float">
            <text:p/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12]*[.$N$5]+[.$N$7]" office:value-type="float" office:value="17.4545454545455" calcext:value-type="float">
            <text:p/>
          </table:table-cell>
          <table:table-cell table:formula="of:=[.L12]*[.$N$6]+[.$N$8]" office:value-type="float" office:value="156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4" table:formula="of:=[.C13]*[.$F$5]+[.$F$7]" office:value-type="float" office:value="18.6842105263158" calcext:value-type="float">
            <text:p/>
          </table:table-cell>
          <table:table-cell table:formula="of:=[.D13]*[.$F$6]+[.$F$8]" office:value-type="float" office:value="184.473684210526" calcext:value-type="float">
            <text:p/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K13]*[.$N$5]+[.$N$7]" office:value-type="float" office:value="20.9090909090909" calcext:value-type="float">
            <text:p/>
          </table:table-cell>
          <table:table-cell table:formula="of:=[.L13]*[.$N$6]+[.$N$8]" office:value-type="float" office:value="158.142857142857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/>
          <table:table-cell table:style-name="ce14" table:formula="of:=[.C14]*[.$F$5]+[.$F$7]" office:value-type="float" office:value="20.5263157894737" calcext:value-type="float">
            <text:p/>
          </table:table-cell>
          <table:table-cell table:formula="of:=[.D14]*[.$F$6]+[.$F$8]" office:value-type="float" office:value="187.789473684211" calcext:value-type="float">
            <text:p/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K14]*[.$N$5]+[.$N$7]" office:value-type="float" office:value="22.0606060606061" calcext:value-type="float">
            <text:p/>
          </table:table-cell>
          <table:table-cell table:formula="of:=[.L14]*[.$N$6]+[.$N$8]" office:value-type="float" office:value="159.571428571429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/>
          <table:table-cell table:style-name="ce14" table:formula="of:=[.C15]*[.$F$5]+[.$F$7]" office:value-type="float" office:value="22.3684210526316" calcext:value-type="float">
            <text:p/>
          </table:table-cell>
          <table:table-cell table:formula="of:=[.D15]*[.$F$6]+[.$F$8]" office:value-type="float" office:value="195.526315789474" calcext:value-type="float">
            <text:p/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16" table:formula="of:=[.K15]*[.$N$5]+[.$N$7]" office:value-type="float" office:value="23.2121212121212" calcext:value-type="float">
            <text:p/>
          </table:table-cell>
          <table:table-cell table:style-name="ce24" table:formula="of:=[.L15]*[.$N$6]+[.$N$8]" office:value-type="float" office:value="161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/>
          <table:table-cell table:style-name="ce14" table:formula="of:=[.C16]*[.$F$5]+[.$F$7]" office:value-type="float" office:value="23.2894736842105" calcext:value-type="float">
            <text:p/>
          </table:table-cell>
          <table:table-cell table:formula="of:=[.D16]*[.$F$6]+[.$F$8]" office:value-type="float" office:value="199.947368421053" calcext:value-type="float">
            <text:p/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K16]*[.$N$5]+[.$N$7]" office:value-type="float" office:value="24.3636363636364" calcext:value-type="float">
            <text:p/>
          </table:table-cell>
          <table:table-cell table:formula="of:=[.L16]*[.$N$6]+[.$N$8]" office:value-type="float" office:value="160.285714285714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/>
          <table:table-cell table:style-name="ce14" table:formula="of:=[.C17]*[.$F$5]+[.$F$7]" office:value-type="float" office:value="24.2105263157895" calcext:value-type="float">
            <text:p/>
          </table:table-cell>
          <table:table-cell table:formula="of:=[.D17]*[.$F$6]+[.$F$8]" office:value-type="float" office:value="204.368421052632" calcext:value-type="float">
            <text:p/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K17]*[.$N$5]+[.$N$7]" office:value-type="float" office:value="25.5151515151515" calcext:value-type="float">
            <text:p/>
          </table:table-cell>
          <table:table-cell table:formula="of:=[.L17]*[.$N$6]+[.$N$8]" office:value-type="float" office:value="160.285714285714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4.6" calcext:value-type="float">
            <text:p>4.6</text:p>
          </table:table-cell>
          <table:table-cell/>
          <table:table-cell table:style-name="ce14" table:formula="of:=[.C18]*[.$F$5]+[.$F$7]" office:value-type="float" office:value="24.6710526315789" calcext:value-type="float">
            <text:p/>
          </table:table-cell>
          <table:table-cell table:formula="of:=[.D18]*[.$F$6]+[.$F$8]" office:value-type="float" office:value="208.236842105263" calcext:value-type="float">
            <text:p/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K18]*[.$N$5]+[.$N$7]" office:value-type="float" office:value="27.8181818181818" calcext:value-type="float">
            <text:p/>
          </table:table-cell>
          <table:table-cell table:formula="of:=[.L18]*[.$N$6]+[.$N$8]" office:value-type="float" office:value="157.428571428571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/>
          <table:table-cell table:style-name="ce14" table:formula="of:=[.C19]*[.$F$5]+[.$F$7]" office:value-type="float" office:value="25.1315789473684" calcext:value-type="float">
            <text:p/>
          </table:table-cell>
          <table:table-cell table:formula="of:=[.D19]*[.$F$6]+[.$F$8]" office:value-type="float" office:value="209.894736842105" calcext:value-type="float">
            <text:p/>
          </table:table-cell>
          <table:table-cell table:number-columns-repeated="3"/>
          <table:table-cell office:value-type="float" office:value="16.5" calcext:value-type="float">
            <text:p>16.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K19]*[.$N$5]+[.$N$7]" office:value-type="float" office:value="33" calcext:value-type="float">
            <text:p/>
          </table:table-cell>
          <table:table-cell table:formula="of:=[.L19]*[.$N$6]+[.$N$8]" office:value-type="float" office:value="156.714285714286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/>
          <table:table-cell table:style-name="ce15" table:formula="of:=[.C20]*[.$F$5]+[.$F$7]" office:value-type="float" office:value="25.5921052631579" calcext:value-type="float">
            <text:p/>
          </table:table-cell>
          <table:table-cell table:style-name="ce22" table:formula="of:=[.D20]*[.$F$6]+[.$F$8]" office:value-type="float" office:value="211" calcext:value-type="float">
            <text:p/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/>
          <table:table-cell table:style-name="ce15" table:formula="of:=[.C21]*[.$F$5]+[.$F$7]" office:value-type="float" office:value="26.0526315789474" calcext:value-type="float">
            <text:p/>
          </table:table-cell>
          <table:table-cell table:style-name="ce22" table:formula="of:=[.D21]*[.$F$6]+[.$F$8]" office:value-type="float" office:value="211" calcext:value-type="float">
            <text:p/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4.9" calcext:value-type="float">
            <text:p>4.9</text:p>
          </table:table-cell>
          <table:table-cell/>
          <table:table-cell table:style-name="ce14" table:formula="of:=[.C22]*[.$F$5]+[.$F$7]" office:value-type="float" office:value="26.5131578947368" calcext:value-type="float">
            <text:p/>
          </table:table-cell>
          <table:table-cell table:formula="of:=[.D22]*[.$F$6]+[.$F$8]" office:value-type="float" office:value="209.894736842105" calcext:value-type="float">
            <text:p/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/>
          <table:table-cell table:style-name="ce14" table:formula="of:=[.C23]*[.$F$5]+[.$F$7]" office:value-type="float" office:value="26.9736842105263" calcext:value-type="float">
            <text:p/>
          </table:table-cell>
          <table:table-cell table:formula="of:=[.D23]*[.$F$6]+[.$F$8]" office:value-type="float" office:value="208.236842105263" calcext:value-type="float">
            <text:p/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4.3" calcext:value-type="float">
            <text:p>4.3</text:p>
          </table:table-cell>
          <table:table-cell/>
          <table:table-cell table:style-name="ce14" table:formula="of:=[.C24]*[.$F$5]+[.$F$7]" office:value-type="float" office:value="27.4342105263158" calcext:value-type="float">
            <text:p/>
          </table:table-cell>
          <table:table-cell table:formula="of:=[.D24]*[.$F$6]+[.$F$8]" office:value-type="float" office:value="206.578947368421" calcext:value-type="float">
            <text:p/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/>
          <table:table-cell table:style-name="ce14" table:formula="of:=[.C25]*[.$F$5]+[.$F$7]" office:value-type="float" office:value="27.8947368421053" calcext:value-type="float">
            <text:p/>
          </table:table-cell>
          <table:table-cell table:formula="of:=[.D25]*[.$F$6]+[.$F$8]" office:value-type="float" office:value="204.368421052632" calcext:value-type="float">
            <text:p/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table:formula="of:=[.C26]*[.$F$5]+[.$F$7]" office:value-type="float" office:value="28.8157894736842" calcext:value-type="float">
            <text:p/>
          </table:table-cell>
          <table:table-cell table:formula="of:=[.D26]*[.$F$6]+[.$F$8]" office:value-type="float" office:value="199.394736842105" calcext:value-type="float">
            <text:p/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/>
          <table:table-cell table:style-name="ce14" table:formula="of:=[.C27]*[.$F$5]+[.$F$7]" office:value-type="float" office:value="29.7368421052632" calcext:value-type="float">
            <text:p/>
          </table:table-cell>
          <table:table-cell table:formula="of:=[.D27]*[.$F$6]+[.$F$8]" office:value-type="float" office:value="197.184210526316" calcext:value-type="float">
            <text:p/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/>
          <table:table-cell table:style-name="ce14" table:formula="of:=[.C28]*[.$F$5]+[.$F$7]" office:value-type="float" office:value="30.6578947368421" calcext:value-type="float">
            <text:p/>
          </table:table-cell>
          <table:table-cell table:formula="of:=[.D28]*[.$F$6]+[.$F$8]" office:value-type="float" office:value="194.421052631579" calcext:value-type="float">
            <text:p/>
          </table:table-cell>
          <table:table-cell table:number-columns-repeated="17"/>
        </table:table-row>
        <table:table-row table:style-name="ro1">
          <table:table-cell/>
          <table:table-cell table:style-name="ce3"/>
          <table:table-cell table:style-name="ce7" office:value-type="float" office:value="19" calcext:value-type="float">
            <text:p>19</text:p>
          </table:table-cell>
          <table:table-cell table:style-name="ce7" office:value-type="float" office:value="1.4" calcext:value-type="float">
            <text:p>1.4</text:p>
          </table:table-cell>
          <table:table-cell table:style-name="ce7"/>
          <table:table-cell table:style-name="ce6" table:formula="of:=[.C29]*[.$F$5]+[.$F$7]" office:value-type="float" office:value="32.5" calcext:value-type="float">
            <text:p/>
          </table:table-cell>
          <table:table-cell table:style-name="ce23" table:formula="of:=[.D29]*[.$F$6]+[.$F$8]" office:value-type="float" office:value="190.552631578947" calcext:value-type="float">
            <text:p/>
          </table:table-cell>
          <table:table-cell table:number-columns-repeated="2"/>
          <table:table-cell table:style-name="ce3"/>
          <table:table-cell table:style-name="ce7" table:number-columns-repeated="3"/>
          <table:table-cell table:style-name="ce6"/>
          <table:table-cell table:style-name="ce23"/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u_2</text:p>
          </table:table-cell>
          <table:table-cell table:style-name="ce5" office:value-type="string" calcext:value-type="string">
            <text:p>15,35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2" table:formula="of:=(32-10)/(21.5)" office:value-type="float" office:value="1.02325581395349" calcext:value-type="float">
            <text:p/>
          </table:table-cell>
          <table:table-cell table:style-name="ce18" office:value-type="string" calcext:value-type="string">
            <text:p>V/cm</text:p>
          </table:table-cell>
          <table:table-cell table:number-columns-repeated="2"/>
          <table:table-cell table:style-name="ce1" office:value-type="string" calcext:value-type="string">
            <text:p>Nu_1</text:p>
          </table:table-cell>
          <table:table-cell table:style-name="ce5" office:value-type="string" calcext:value-type="string">
            <text:p>15,35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2" table:formula="of:=(29-5)/19.8" office:value-type="float" office:value="1.21212121212121" calcext:value-type="float">
            <text:p/>
          </table:table-cell>
          <table:table-cell table:style-name="ce18" office:value-type="string" calcext:value-type="string">
            <text:p>V/cm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Y-faktor</text:p>
          </table:table-cell>
          <table:table-cell table:style-name="ce9" table:formula="of:=(186-181)/(0.6)" office:value-type="float" office:value="8.33333333333333" calcext:value-type="float">
            <text:p/>
          </table:table-cell>
          <table:table-cell table:style-name="ce19" office:value-type="string" calcext:value-type="string">
            <text:p>mV/cm</text:p>
          </table:table-cell>
          <table:table-cell table:number-columns-repeated="5"/>
          <table:table-cell office:value-type="string" calcext:value-type="string">
            <text:p>Y-faktor</text:p>
          </table:table-cell>
          <table:table-cell table:style-name="ce9" table:formula="of:=(176-173)/(0.6)" office:value-type="float" office:value="5" calcext:value-type="float">
            <text:p/>
          </table:table-cell>
          <table:table-cell table:style-name="ce19" office:value-type="string" calcext:value-type="string">
            <text:p>mV/cm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X_0 </text:p>
          </table:table-cell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X_0 </text:p>
          </table:table-cell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elta y</text:p>
          </table:table-cell>
          <table:table-cell table:style-name="ce6" table:formula="of:=MAX([.X38:.X56])-MIN([.X38:.X56])" office:value-type="float" office:value="42.5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3" office:value-type="float" office:value="181" calcext:value-type="float">
            <text:p>181</text:p>
          </table:table-cell>
          <table:table-cell table:style-name="ce20" office:value-type="string" calcext:value-type="string">
            <text:p>mV</text:p>
          </table:table-cell>
          <table:table-cell table:number-columns-repeated="2"/>
          <table:table-cell table:style-name="ce3" office:value-type="string" calcext:value-type="string">
            <text:p>delta y</text:p>
          </table:table-cell>
          <table:table-cell table:style-name="ce6" table:formula="of:=MAX([.O38:.O56])-MIN([.O38:.O56])" office:value-type="float" office:value="3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3" office:value-type="float" office:value="173" calcext:value-type="float">
            <text:p>173</text:p>
          </table:table-cell>
          <table:table-cell table:style-name="ce20" office:value-type="string" calcext:value-type="string">
            <text:p>mV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9"/>
          <table:table-cell table:number-columns-repeated="6"/>
          <table:table-cell table:style-name="Default"/>
          <table:table-cell table:style-name="ce19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19" office:value-type="string" calcext:value-type="string">
            <text:p>y/mV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 office:value-type="string" calcext:value-type="string">
            <text:p>x/V</text:p>
          </table:table-cell>
          <table:table-cell table:style-name="ce19" office:value-type="string" calcext:value-type="string">
            <text:p>y/mV</text:p>
          </table:table-cell>
          <table:table-cell table:number-columns-repeated="4"/>
          <table:table-cell office:value-type="string" calcext:value-type="string">
            <text:p>15,35 MHz</text:p>
          </table:table-cell>
          <table:table-cell office:value-type="string" calcext:value-type="string">
            <text:p>messwerte ohne hintergru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style-name="ce14" table:formula="of:=[.C38]*[.$F$32]+[.$F$34]" office:value-type="float" office:value="10" calcext:value-type="float">
            <text:p/>
          </table:table-cell>
          <table:table-cell table:formula="of:=[.D38]*[.$F$33]+[.$F$35]" office:value-type="float" office:value="181" calcext:value-type="float">
            <text:p/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table:formula="of:=[.N34]" office:value-type="float" office:value="5" calcext:value-type="float">
            <text:p/>
          </table:table-cell>
          <table:table-cell table:formula="of:=[.N35]" office:value-type="float" office:value="173" calcext:value-type="float">
            <text:p/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style-name="ce14" table:formula="of:=[.F34]" office:value-type="float" office:value="10" calcext:value-type="float">
            <text:p/>
          </table:table-cell>
          <table:table-cell table:style-name="ce21" table:formula="of:=[.F35]" office:value-type="float" office:value="181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formula="of:=[.C39]*[.$F$32]+[.$F$34]" office:value-type="float" office:value="14.093023255814" calcext:value-type="float">
            <text:p/>
          </table:table-cell>
          <table:table-cell table:formula="of:=[.D39]*[.$F$33]+[.$F$35]" office:value-type="float" office:value="181" calcext:value-type="float">
            <text:p/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39]*[.$N$32]+[.$N$34]" office:value-type="float" office:value="9.84848484848485" calcext:value-type="float">
            <text:p/>
          </table:table-cell>
          <table:table-cell table:formula="of:=[.L39]*[.$N$33]+[.$N$35]" office:value-type="float" office:value="173" calcext:value-type="float">
            <text:p/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4" table:formula="of:=[.T39]*[.$F$32]+[.$F$34]" office:value-type="float" office:value="12.046511627907" calcext:value-type="float">
            <text:p/>
          </table:table-cell>
          <table:table-cell table:style-name="ce21" table:formula="of:=[.U39]*[.$F$33]+[.$F$35]" office:value-type="float" office:value="182.666666666667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4" table:formula="of:=[.C40]*[.$F$32]+[.$F$34]" office:value-type="float" office:value="17.1627906976744" calcext:value-type="float">
            <text:p/>
          </table:table-cell>
          <table:table-cell table:formula="of:=[.D40]*[.$F$33]+[.$F$35]" office:value-type="float" office:value="183.5" calcext:value-type="float">
            <text:p/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K40]*[.$N$32]+[.$N$34]" office:value-type="float" office:value="13.4848484848485" calcext:value-type="float">
            <text:p/>
          </table:table-cell>
          <table:table-cell table:formula="of:=[.L40]*[.$N$33]+[.$N$35]" office:value-type="float" office:value="174" calcext:value-type="float">
            <text:p/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4" table:formula="of:=[.T40]*[.$F$32]+[.$F$34]" office:value-type="float" office:value="14.093023255814" calcext:value-type="float">
            <text:p/>
          </table:table-cell>
          <table:table-cell table:style-name="ce21" table:formula="of:=[.U40]*[.$F$33]+[.$F$35]" office:value-type="float" office:value="183.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4" table:formula="of:=[.C41]*[.$F$32]+[.$F$34]" office:value-type="float" office:value="18.1860465116279" calcext:value-type="float">
            <text:p/>
          </table:table-cell>
          <table:table-cell table:formula="of:=[.D41]*[.$F$33]+[.$F$35]" office:value-type="float" office:value="185.166666666667" calcext:value-type="float">
            <text:p/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K41]*[.$N$32]+[.$N$34]" office:value-type="float" office:value="15.9090909090909" calcext:value-type="float">
            <text:p/>
          </table:table-cell>
          <table:table-cell table:formula="of:=[.L41]*[.$N$33]+[.$N$35]" office:value-type="float" office:value="175.5" calcext:value-type="float">
            <text:p/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/>
          <table:table-cell table:style-name="ce14" table:formula="of:=[.T41]*[.$F$32]+[.$F$34]" office:value-type="float" office:value="16.1395348837209" calcext:value-type="float">
            <text:p/>
          </table:table-cell>
          <table:table-cell table:style-name="ce21" table:formula="of:=[.U41]*[.$F$33]+[.$F$35]" office:value-type="float" office:value="188.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6" table:formula="of:=[.C42]*[.$F$32]+[.$F$34]" office:value-type="float" office:value="19.2093023255814" calcext:value-type="float">
            <text:p/>
          </table:table-cell>
          <table:table-cell table:style-name="ce24" table:formula="of:=[.D42]*[.$F$33]+[.$F$35]" office:value-type="float" office:value="186" calcext:value-type="float">
            <text:p/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6" table:formula="of:=[.K42]*[.$N$32]+[.$N$34]" office:value-type="float" office:value="17.1212121212121" calcext:value-type="float">
            <text:p/>
          </table:table-cell>
          <table:table-cell table:style-name="ce24" table:formula="of:=[.L42]*[.$N$33]+[.$N$35]" office:value-type="float" office:value="176" calcext:value-type="float">
            <text:p/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/>
          <table:table-cell table:style-name="ce14" table:formula="of:=[.T42]*[.$F$32]+[.$F$34]" office:value-type="float" office:value="18.1860465116279" calcext:value-type="float">
            <text:p/>
          </table:table-cell>
          <table:table-cell table:style-name="ce21" table:formula="of:=[.U42]*[.$F$33]+[.$F$35]" office:value-type="float" office:value="200.166666666667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16" table:formula="of:=[.C43]*[.$F$32]+[.$F$34]" office:value-type="float" office:value="20.2325581395349" calcext:value-type="float">
            <text:p/>
          </table:table-cell>
          <table:table-cell table:style-name="ce24" table:formula="of:=[.D43]*[.$F$33]+[.$F$35]" office:value-type="float" office:value="186" calcext:value-type="float">
            <text:p/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K43]*[.$N$32]+[.$N$34]" office:value-type="float" office:value="18.3333333333333" calcext:value-type="float">
            <text:p/>
          </table:table-cell>
          <table:table-cell table:formula="of:=[.L43]*[.$N$33]+[.$N$35]" office:value-type="float" office:value="175.5" calcext:value-type="float">
            <text:p/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/>
          <table:table-cell table:style-name="ce14" table:formula="of:=[.T43]*[.$F$32]+[.$F$34]" office:value-type="float" office:value="19.2093023255814" calcext:value-type="float">
            <text:p/>
          </table:table-cell>
          <table:table-cell table:style-name="ce21" table:formula="of:=[.U43]*[.$F$33]+[.$F$35]" office:value-type="float" office:value="206.833333333333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4" table:formula="of:=[.C44]*[.$F$32]+[.$F$34]" office:value-type="float" office:value="21.2558139534884" calcext:value-type="float">
            <text:p/>
          </table:table-cell>
          <table:table-cell table:formula="of:=[.D44]*[.$F$33]+[.$F$35]" office:value-type="float" office:value="185.166666666667" calcext:value-type="float">
            <text:p/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K44]*[.$N$32]+[.$N$34]" office:value-type="float" office:value="19.5454545454545" calcext:value-type="float">
            <text:p/>
          </table:table-cell>
          <table:table-cell table:formula="of:=[.L44]*[.$N$33]+[.$N$35]" office:value-type="float" office:value="175" calcext:value-type="float">
            <text:p/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/>
          <table:table-cell table:style-name="ce14" table:formula="of:=[.T44]*[.$F$32]+[.$F$34]" office:value-type="float" office:value="20.2325581395349" calcext:value-type="float">
            <text:p/>
          </table:table-cell>
          <table:table-cell table:style-name="ce21" table:formula="of:=[.U44]*[.$F$33]+[.$F$35]" office:value-type="float" office:value="213.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4" table:formula="of:=[.C45]*[.$F$32]+[.$F$34]" office:value-type="float" office:value="22.2790697674419" calcext:value-type="float">
            <text:p/>
          </table:table-cell>
          <table:table-cell table:formula="of:=[.D45]*[.$F$33]+[.$F$35]" office:value-type="float" office:value="184.333333333333" calcext:value-type="float">
            <text:p/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K45]*[.$N$32]+[.$N$34]" office:value-type="float" office:value="20.7575757575758" calcext:value-type="float">
            <text:p/>
          </table:table-cell>
          <table:table-cell table:formula="of:=[.L45]*[.$N$33]+[.$N$35]" office:value-type="float" office:value="174" calcext:value-type="float">
            <text:p/>
          </table:table-cell>
          <table:table-cell table:number-columns-repeated="4"/>
          <table:table-cell office:value-type="float" office:value="10.5" calcext:value-type="float">
            <text:p>10.5</text:p>
          </table:table-cell>
          <table:table-cell office:value-type="float" office:value="4.6" calcext:value-type="float">
            <text:p>4.6</text:p>
          </table:table-cell>
          <table:table-cell/>
          <table:table-cell table:style-name="ce14" table:formula="of:=[.T45]*[.$F$32]+[.$F$34]" office:value-type="float" office:value="20.7441860465116" calcext:value-type="float">
            <text:p/>
          </table:table-cell>
          <table:table-cell table:style-name="ce21" table:formula="of:=[.U45]*[.$F$33]+[.$F$35]" office:value-type="float" office:value="219.333333333333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4" table:formula="of:=[.C46]*[.$F$32]+[.$F$34]" office:value-type="float" office:value="24.3255813953488" calcext:value-type="float">
            <text:p/>
          </table:table-cell>
          <table:table-cell table:formula="of:=[.D46]*[.$F$33]+[.$F$35]" office:value-type="float" office:value="181.833333333333" calcext:value-type="float">
            <text:p/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46]*[.$N$32]+[.$N$34]" office:value-type="float" office:value="24.3939393939394" calcext:value-type="float">
            <text:p/>
          </table:table-cell>
          <table:table-cell table:formula="of:=[.L46]*[.$N$33]+[.$N$35]" office:value-type="float" office:value="173" calcext:value-type="float">
            <text:p/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/>
          <table:table-cell table:style-name="ce14" table:formula="of:=[.T46]*[.$F$32]+[.$F$34]" office:value-type="float" office:value="21.2558139534884" calcext:value-type="float">
            <text:p/>
          </table:table-cell>
          <table:table-cell table:style-name="ce21" table:formula="of:=[.U46]*[.$F$33]+[.$F$35]" office:value-type="float" office:value="221.833333333333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formula="of:=[.C47]*[.$F$32]+[.$F$34]" office:value-type="float" office:value="27.3953488372093" calcext:value-type="float">
            <text:p/>
          </table:table-cell>
          <table:table-cell table:formula="of:=[.D47]*[.$F$33]+[.$F$35]" office:value-type="float" office:value="181" calcext:value-type="float">
            <text:p/>
          </table:table-cell>
          <table:table-cell table:number-columns-repeated="3"/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47]*[.$N$32]+[.$N$34]" office:value-type="float" office:value="29" calcext:value-type="float">
            <text:p/>
          </table:table-cell>
          <table:table-cell table:formula="of:=[.L47]*[.$N$33]+[.$N$35]" office:value-type="float" office:value="173" calcext:value-type="float">
            <text:p/>
          </table:table-cell>
          <table:table-cell table:number-columns-repeated="4"/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/>
          <table:table-cell table:style-name="ce14" table:formula="of:=[.T47]*[.$F$32]+[.$F$34]" office:value-type="float" office:value="21.7674418604651" calcext:value-type="float">
            <text:p/>
          </table:table-cell>
          <table:table-cell table:style-name="ce21" table:formula="of:=[.U47]*[.$F$33]+[.$F$35]" office:value-type="float" office:value="223.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21.5" calcext:value-type="float">
            <text:p>21.5</text:p>
          </table:table-cell>
          <table:table-cell office:value-type="float" office:value="-0.1" calcext:value-type="float">
            <text:p>-0.1</text:p>
          </table:table-cell>
          <table:table-cell/>
          <table:table-cell table:style-name="ce14" table:formula="of:=[.C48]*[.$F$32]+[.$F$34]" office:value-type="float" office:value="32" calcext:value-type="float">
            <text:p/>
          </table:table-cell>
          <table:table-cell table:formula="of:=[.D48]*[.$F$33]+[.$F$35]" office:value-type="float" office:value="180.166666666667" calcext:value-type="float">
            <text:p/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/>
          <table:table-cell table:style-name="ce14" table:formula="of:=[.T48]*[.$F$32]+[.$F$34]" office:value-type="float" office:value="22.2790697674419" calcext:value-type="float">
            <text:p/>
          </table:table-cell>
          <table:table-cell table:style-name="ce21" table:formula="of:=[.U48]*[.$F$33]+[.$F$35]" office:value-type="float" office:value="223.5" calcext:value-type="float">
            <text:p/>
          </table:table-cell>
        </table:table-row>
        <table:table-row table:style-name="ro1">
          <table:table-cell table:number-columns-repeated="6"/>
          <table:table-cell table:style-name="ce19"/>
          <table:table-cell table:number-columns-repeated="12"/>
          <table:table-cell office:value-type="float" office:value="12.5" calcext:value-type="float">
            <text:p>12.5</text:p>
          </table:table-cell>
          <table:table-cell office:value-type="float" office:value="4.9" calcext:value-type="float">
            <text:p>4.9</text:p>
          </table:table-cell>
          <table:table-cell/>
          <table:table-cell table:style-name="ce14" table:formula="of:=[.T49]*[.$F$32]+[.$F$34]" office:value-type="float" office:value="22.7906976744186" calcext:value-type="float">
            <text:p/>
          </table:table-cell>
          <table:table-cell table:style-name="ce21" table:formula="of:=[.U49]*[.$F$33]+[.$F$35]" office:value-type="float" office:value="221.833333333333" calcext:value-type="float">
            <text:p/>
          </table:table-cell>
        </table:table-row>
        <table:table-row table:style-name="ro1">
          <table:table-cell table:number-columns-repeated="6"/>
          <table:table-cell table:style-name="ce19"/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/>
          <table:table-cell table:style-name="ce14" table:formula="of:=[.T50]*[.$F$32]+[.$F$34]" office:value-type="float" office:value="23.3023255813954" calcext:value-type="float">
            <text:p/>
          </table:table-cell>
          <table:table-cell table:style-name="ce21" table:formula="of:=[.U50]*[.$F$33]+[.$F$35]" office:value-type="float" office:value="219.333333333333" calcext:value-type="float">
            <text:p/>
          </table:table-cell>
        </table:table-row>
        <table:table-row table:style-name="ro1">
          <table:table-cell table:number-columns-repeated="6"/>
          <table:table-cell table:style-name="ce19"/>
          <table:table-cell table:number-columns-repeated="12"/>
          <table:table-cell office:value-type="float" office:value="13.5" calcext:value-type="float">
            <text:p>13.5</text:p>
          </table:table-cell>
          <table:table-cell office:value-type="float" office:value="4.3" calcext:value-type="float">
            <text:p>4.3</text:p>
          </table:table-cell>
          <table:table-cell/>
          <table:table-cell table:style-name="ce14" table:formula="of:=[.T51]*[.$F$32]+[.$F$34]" office:value-type="float" office:value="23.8139534883721" calcext:value-type="float">
            <text:p/>
          </table:table-cell>
          <table:table-cell table:style-name="ce21" table:formula="of:=[.U51]*[.$F$33]+[.$F$35]" office:value-type="float" office:value="216.833333333333" calcext:value-type="float">
            <text:p/>
          </table:table-cell>
        </table:table-row>
        <table:table-row table:style-name="ro1">
          <table:table-cell table:number-columns-repeated="6"/>
          <table:table-cell table:style-name="ce19"/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/>
          <table:table-cell table:style-name="ce14" table:formula="of:=[.T52]*[.$F$32]+[.$F$34]" office:value-type="float" office:value="24.3255813953488" calcext:value-type="float">
            <text:p/>
          </table:table-cell>
          <table:table-cell table:style-name="ce21" table:formula="of:=[.U52]*[.$F$33]+[.$F$35]" office:value-type="float" office:value="213.5" calcext:value-type="float">
            <text:p/>
          </table:table-cell>
        </table:table-row>
        <table:table-row table:style-name="ro1">
          <table:table-cell table:number-columns-repeated="6"/>
          <table:table-cell table:style-name="ce19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table:formula="of:=[.T53]*[.$F$32]+[.$F$34]" office:value-type="float" office:value="25.3488372093023" calcext:value-type="float">
            <text:p/>
          </table:table-cell>
          <table:table-cell table:style-name="ce21" table:formula="of:=[.U53]*[.$F$33]+[.$F$35]" office:value-type="float" office:value="206" calcext:value-type="float">
            <text:p/>
          </table:table-cell>
        </table:table-row>
        <table:table-row table:style-name="ro1">
          <table:table-cell table:number-columns-repeated="6"/>
          <table:table-cell table:style-name="ce19"/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.6</text:p>
          </table:table-cell>
          <table:table-cell/>
          <table:table-cell table:style-name="ce14" table:formula="of:=[.T54]*[.$F$32]+[.$F$34]" office:value-type="float" office:value="26.3720930232558" calcext:value-type="float">
            <text:p/>
          </table:table-cell>
          <table:table-cell table:style-name="ce21" table:formula="of:=[.U54]*[.$F$33]+[.$F$35]" office:value-type="float" office:value="202.666666666667" calcext:value-type="float">
            <text:p/>
          </table:table-cell>
        </table:table-row>
        <table:table-row table:style-name="ro1">
          <table:table-cell table:number-columns-repeated="6"/>
          <table:table-cell table:style-name="ce19"/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/>
          <table:table-cell table:style-name="ce14" table:formula="of:=[.T55]*[.$F$32]+[.$F$34]" office:value-type="float" office:value="27.3953488372093" calcext:value-type="float">
            <text:p/>
          </table:table-cell>
          <table:table-cell table:style-name="ce21" table:formula="of:=[.U55]*[.$F$33]+[.$F$35]" office:value-type="float" office:value="198.5" calcext:value-type="float">
            <text:p/>
          </table:table-cell>
        </table:table-row>
        <table:table-row table:style-name="ro1">
          <table:table-cell/>
          <table:table-cell table:style-name="ce3"/>
          <table:table-cell table:style-name="ce7" table:number-columns-repeated="4"/>
          <table:table-cell table:style-name="ce20"/>
          <table:table-cell table:number-columns-repeated="2"/>
          <table:table-cell table:style-name="ce3"/>
          <table:table-cell table:style-name="ce7" table:number-columns-repeated="3"/>
          <table:table-cell table:style-name="ce6"/>
          <table:table-cell table:style-name="ce23"/>
          <table:table-cell table:number-columns-repeated="4"/>
          <table:table-cell table:style-name="ce7" office:value-type="float" office:value="21.5" calcext:value-type="float">
            <text:p>21.5</text:p>
          </table:table-cell>
          <table:table-cell table:style-name="ce7" office:value-type="float" office:value="1.4" calcext:value-type="float">
            <text:p>1.4</text:p>
          </table:table-cell>
          <table:table-cell table:style-name="ce7"/>
          <table:table-cell table:style-name="ce6" table:formula="of:=[.T56]*[.$F$32]+[.$F$34]" office:value-type="float" office:value="32" calcext:value-type="float">
            <text:p/>
          </table:table-cell>
          <table:table-cell table:style-name="ce23" table:formula="of:=[.U56]*[.$F$33]+[.$F$35]" office:value-type="float" office:value="192.666666666667" calcext:value-type="float">
            <text:p/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u_4</text:p>
          </table:table-cell>
          <table:table-cell table:style-name="ce5" office:value-type="string" calcext:value-type="string">
            <text:p>24,44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2" table:formula="of:=(41-23)/(17.5)" office:value-type="float" office:value="1.02857142857143" calcext:value-type="float">
            <text:p/>
          </table:table-cell>
          <table:table-cell table:style-name="ce18" office:value-type="string" calcext:value-type="string">
            <text:p>V/cm</text:p>
          </table:table-cell>
          <table:table-cell table:number-columns-repeated="2"/>
          <table:table-cell table:style-name="ce1" office:value-type="string" calcext:value-type="string">
            <text:p>Nu_3</text:p>
          </table:table-cell>
          <table:table-cell table:style-name="ce5" office:value-type="string" calcext:value-type="string">
            <text:p>24,44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2" table:formula="of:=(39-17)/16.8" office:value-type="float" office:value="1.30952380952381" calcext:value-type="float">
            <text:p/>
          </table:table-cell>
          <table:table-cell table:style-name="ce18" office:value-type="string" calcext:value-type="string">
            <text:p>V/cm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Y-faktor</text:p>
          </table:table-cell>
          <table:table-cell table:style-name="ce9" table:formula="of:=(191-177)/(1.8)" office:value-type="float" office:value="7.77777777777778" calcext:value-type="float">
            <text:p/>
          </table:table-cell>
          <table:table-cell table:style-name="ce19" office:value-type="string" calcext:value-type="string">
            <text:p>mV/cm</text:p>
          </table:table-cell>
          <table:table-cell table:number-columns-repeated="5"/>
          <table:table-cell office:value-type="string" calcext:value-type="string">
            <text:p>Y-faktor</text:p>
          </table:table-cell>
          <table:table-cell table:style-name="ce9" table:formula="of:=(265-205)/7" office:value-type="float" office:value="8.57142857142857" calcext:value-type="float">
            <text:p/>
          </table:table-cell>
          <table:table-cell table:style-name="ce19" office:value-type="string" calcext:value-type="string">
            <text:p>mV/cm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X_0 </text:p>
          </table:table-cell>
          <table:table-cell table:style-name="ce9" office:value-type="float" office:value="23" calcext:value-type="float">
            <text:p>23</text:p>
          </table:table-cell>
          <table:table-cell table:style-name="ce19"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X_0 </text:p>
          </table:table-cell>
          <table:table-cell table:style-name="ce9" office:value-type="float" office:value="17" calcext:value-type="float">
            <text:p>17</text:p>
          </table:table-cell>
          <table:table-cell table:style-name="ce19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elta y</text:p>
          </table:table-cell>
          <table:table-cell table:style-name="ce6" table:formula="of:=MAX([.G65:.G83])-MIN([.G65:.G83])" office:value-type="float" office:value="14.7777777777778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3" office:value-type="float" office:value="177" calcext:value-type="float">
            <text:p>177</text:p>
          </table:table-cell>
          <table:table-cell table:style-name="ce20" office:value-type="string" calcext:value-type="string">
            <text:p>mV</text:p>
          </table:table-cell>
          <table:table-cell table:number-columns-repeated="2"/>
          <table:table-cell table:style-name="ce3" office:value-type="string" calcext:value-type="string">
            <text:p>delta y</text:p>
          </table:table-cell>
          <table:table-cell table:style-name="ce6" table:formula="of:=MAX([.O65:.O84])-MIN([.O65:.O84])" office:value-type="float" office:value="60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3" office:value-type="float" office:value="205" calcext:value-type="float">
            <text:p>205</text:p>
          </table:table-cell>
          <table:table-cell table:style-name="ce20" office:value-type="string" calcext:value-type="string">
            <text:p>mV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9"/>
          <table:table-cell table:number-columns-repeated="6"/>
          <table:table-cell table:style-name="Default"/>
          <table:table-cell table:style-name="ce19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19" office:value-type="string" calcext:value-type="string">
            <text:p>y/mV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 office:value-type="string" calcext:value-type="string">
            <text:p>x/V</text:p>
          </table:table-cell>
          <table:table-cell table:style-name="ce19" office:value-type="string" calcext:value-type="string">
            <text:p>y/mV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style-name="ce14" table:formula="of:=[.F61]" office:value-type="float" office:value="23" calcext:value-type="float">
            <text:p/>
          </table:table-cell>
          <table:table-cell table:formula="of:=[.F62]" office:value-type="float" office:value="177" calcext:value-type="float">
            <text:p/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N61]" office:value-type="float" office:value="17" calcext:value-type="float">
            <text:p/>
          </table:table-cell>
          <table:table-cell table:formula="of:=[.L65]*[.$N$60]+[.$N$62]" office:value-type="float" office:value="211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4" table:formula="of:=[.C66]*[.$F$59]+[.$F$61]" office:value-type="float" office:value="25.0571428571429" calcext:value-type="float">
            <text:p/>
          </table:table-cell>
          <table:table-cell table:formula="of:=[.D66]*[.$F$60]+[.$F$62]" office:value-type="float" office:value="177.777777777778" calcext:value-type="float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66]*[.$N$59]+[.$N$61]" office:value-type="float" office:value="18.3095238095238" calcext:value-type="float">
            <text:p/>
          </table:table-cell>
          <table:table-cell table:formula="of:=[.L66]*[.$N$60]+[.$N$62]" office:value-type="float" office:value="205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14" table:formula="of:=[.C67]*[.$F$59]+[.$F$61]" office:value-type="float" office:value="27.1142857142857" calcext:value-type="float">
            <text:p/>
          </table:table-cell>
          <table:table-cell table:formula="of:=[.D67]*[.$F$60]+[.$F$62]" office:value-type="float" office:value="182.444444444444" calcext:value-type="float">
            <text:p/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67]*[.$N$59]+[.$N$61]" office:value-type="float" office:value="19.6190476190476" calcext:value-type="float">
            <text:p/>
          </table:table-cell>
          <table:table-cell table:formula="of:=[.L67]*[.$N$60]+[.$N$62]" office:value-type="float" office:value="205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/>
          <table:table-cell table:style-name="ce14" table:formula="of:=[.C68]*[.$F$59]+[.$F$61]" office:value-type="float" office:value="28.1428571428571" calcext:value-type="float">
            <text:p/>
          </table:table-cell>
          <table:table-cell table:formula="of:=[.D68]*[.$F$60]+[.$F$62]" office:value-type="float" office:value="184" calcext:value-type="float">
            <text:p/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K68]*[.$N$59]+[.$N$61]" office:value-type="float" office:value="20.9285714285714" calcext:value-type="float">
            <text:p/>
          </table:table-cell>
          <table:table-cell table:formula="of:=[.L68]*[.$N$60]+[.$N$62]" office:value-type="float" office:value="207.571428571429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ce14" table:formula="of:=[.C69]*[.$F$59]+[.$F$61]" office:value-type="float" office:value="29.1714285714286" calcext:value-type="float">
            <text:p/>
          </table:table-cell>
          <table:table-cell table:formula="of:=[.D69]*[.$F$60]+[.$F$62]" office:value-type="float" office:value="187.888888888889" calcext:value-type="float">
            <text:p/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K69]*[.$N$59]+[.$N$61]" office:value-type="float" office:value="22.2380952380952" calcext:value-type="float">
            <text:p/>
          </table:table-cell>
          <table:table-cell table:formula="of:=[.L69]*[.$N$60]+[.$N$62]" office:value-type="float" office:value="212.714285714286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14" table:formula="of:=[.C70]*[.$F$59]+[.$F$61]" office:value-type="float" office:value="29.6857142857143" calcext:value-type="float">
            <text:p/>
          </table:table-cell>
          <table:table-cell table:formula="of:=[.D70]*[.$F$60]+[.$F$62]" office:value-type="float" office:value="189.444444444444" calcext:value-type="float">
            <text:p/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K70]*[.$N$59]+[.$N$61]" office:value-type="float" office:value="23.547619047619" calcext:value-type="float">
            <text:p/>
          </table:table-cell>
          <table:table-cell table:formula="of:=[.L70]*[.$N$60]+[.$N$62]" office:value-type="float" office:value="218.714285714286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ce14" table:formula="of:=[.C71]*[.$F$59]+[.$F$61]" office:value-type="float" office:value="30.2" calcext:value-type="float">
            <text:p/>
          </table:table-cell>
          <table:table-cell table:formula="of:=[.D71]*[.$F$60]+[.$F$62]" office:value-type="float" office:value="190.222222222222" calcext:value-type="float">
            <text:p/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K71]*[.$N$59]+[.$N$61]" office:value-type="float" office:value="24.8571428571429" calcext:value-type="float">
            <text:p/>
          </table:table-cell>
          <table:table-cell table:formula="of:=[.L71]*[.$N$60]+[.$N$62]" office:value-type="float" office:value="229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.8" calcext:value-type="float">
            <text:p>1.8</text:p>
          </table:table-cell>
          <table:table-cell/>
          <table:table-cell table:style-name="ce16" table:formula="of:=[.C72]*[.$F$59]+[.$F$61]" office:value-type="float" office:value="30.7142857142857" calcext:value-type="float">
            <text:p/>
          </table:table-cell>
          <table:table-cell table:style-name="ce24" table:formula="of:=[.D72]*[.$F$60]+[.$F$62]" office:value-type="float" office:value="191" calcext:value-type="float">
            <text:p/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K72]*[.$N$59]+[.$N$61]" office:value-type="float" office:value="26.1666666666667" calcext:value-type="float">
            <text:p/>
          </table:table-cell>
          <table:table-cell table:formula="of:=[.L72]*[.$N$60]+[.$N$62]" office:value-type="float" office:value="243.571428571429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/>
          <table:table-cell table:style-name="ce16" table:formula="of:=[.C73]*[.$F$59]+[.$F$61]" office:value-type="float" office:value="31.2285714285714" calcext:value-type="float">
            <text:p/>
          </table:table-cell>
          <table:table-cell table:style-name="ce24" table:formula="of:=[.D73]*[.$F$60]+[.$F$62]" office:value-type="float" office:value="191" calcext:value-type="float">
            <text:p/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[.K73]*[.$N$59]+[.$N$61]" office:value-type="float" office:value="26.8214285714286" calcext:value-type="float">
            <text:p/>
          </table:table-cell>
          <table:table-cell table:formula="of:=[.L73]*[.$N$60]+[.$N$62]" office:value-type="float" office:value="251.285714285714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ce14" table:formula="of:=[.C74]*[.$F$59]+[.$F$61]" office:value-type="float" office:value="32.2571428571428" calcext:value-type="float">
            <text:p/>
          </table:table-cell>
          <table:table-cell table:formula="of:=[.D74]*[.$F$60]+[.$F$62]" office:value-type="float" office:value="187.888888888889" calcext:value-type="float">
            <text:p/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.3" calcext:value-type="float">
            <text:p>6.3</text:p>
          </table:table-cell>
          <table:table-cell/>
          <table:table-cell table:formula="of:=[.K74]*[.$N$59]+[.$N$61]" office:value-type="float" office:value="27.4761904761905" calcext:value-type="float">
            <text:p/>
          </table:table-cell>
          <table:table-cell table:formula="of:=[.L74]*[.$N$60]+[.$N$62]" office:value-type="float" office:value="259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formula="of:=[.C75]*[.$F$59]+[.$F$61]" office:value-type="float" office:value="33.2857142857143" calcext:value-type="float">
            <text:p/>
          </table:table-cell>
          <table:table-cell table:formula="of:=[.D75]*[.$F$60]+[.$F$62]" office:value-type="float" office:value="184.777777777778" calcext:value-type="float">
            <text:p/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K75]*[.$N$59]+[.$N$61]" office:value-type="float" office:value="28.1309523809524" calcext:value-type="float">
            <text:p/>
          </table:table-cell>
          <table:table-cell table:formula="of:=[.L75]*[.$N$60]+[.$N$62]" office:value-type="float" office:value="264.142857142857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4" table:formula="of:=[.C76]*[.$F$59]+[.$F$61]" office:value-type="float" office:value="34.3142857142857" calcext:value-type="float">
            <text:p/>
          </table:table-cell>
          <table:table-cell table:formula="of:=[.D76]*[.$F$60]+[.$F$62]" office:value-type="float" office:value="183.222222222222" calcext:value-type="float">
            <text:p/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16" table:formula="of:=[.K76]*[.$N$59]+[.$N$61]" office:value-type="float" office:value="28.7857142857143" calcext:value-type="float">
            <text:p/>
          </table:table-cell>
          <table:table-cell table:style-name="ce24" table:formula="of:=[.L76]*[.$N$60]+[.$N$62]" office:value-type="float" office:value="265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14" table:formula="of:=[.C77]*[.$F$59]+[.$F$61]" office:value-type="float" office:value="36.3714285714286" calcext:value-type="float">
            <text:p/>
          </table:table-cell>
          <table:table-cell table:formula="of:=[.D77]*[.$F$60]+[.$F$62]" office:value-type="float" office:value="179.333333333333" calcext:value-type="float">
            <text:p/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K77]*[.$N$59]+[.$N$61]" office:value-type="float" office:value="29.4404761904762" calcext:value-type="float">
            <text:p/>
          </table:table-cell>
          <table:table-cell table:formula="of:=[.L77]*[.$N$60]+[.$N$62]" office:value-type="float" office:value="264.142857142857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4" table:formula="of:=[.C78]*[.$F$59]+[.$F$61]" office:value-type="float" office:value="38.4285714285714" calcext:value-type="float">
            <text:p/>
          </table:table-cell>
          <table:table-cell table:formula="of:=[.D78]*[.$F$60]+[.$F$62]" office:value-type="float" office:value="177.777777777778" calcext:value-type="float">
            <text:p/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[.K78]*[.$N$59]+[.$N$61]" office:value-type="float" office:value="30.0952380952381" calcext:value-type="float">
            <text:p/>
          </table:table-cell>
          <table:table-cell table:formula="of:=[.L78]*[.$N$60]+[.$N$62]" office:value-type="float" office:value="260.714285714286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-0.1" calcext:value-type="float">
            <text:p>-0.1</text:p>
          </table:table-cell>
          <table:table-cell/>
          <table:table-cell table:style-name="ce14" table:formula="of:=[.C79]*[.$F$59]+[.$F$61]" office:value-type="float" office:value="41" calcext:value-type="float">
            <text:p/>
          </table:table-cell>
          <table:table-cell table:formula="of:=[.D79]*[.$F$60]+[.$F$62]" office:value-type="float" office:value="176.222222222222" calcext:value-type="float">
            <text:p/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office:value-type="float" office:value="5.6" calcext:value-type="float">
            <text:p>5.6</text:p>
          </table:table-cell>
          <table:table-cell/>
          <table:table-cell table:formula="of:=[.K79]*[.$N$59]+[.$N$61]" office:value-type="float" office:value="30.75" calcext:value-type="float">
            <text:p/>
          </table:table-cell>
          <table:table-cell table:formula="of:=[.L79]*[.$N$60]+[.$N$62]" office:value-type="float" office:value="253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4"/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[.K80]*[.$N$59]+[.$N$61]" office:value-type="float" office:value="31.4047619047619" calcext:value-type="float">
            <text:p/>
          </table:table-cell>
          <table:table-cell table:formula="of:=[.L80]*[.$N$60]+[.$N$62]" office:value-type="float" office:value="244.428571428571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4"/>
          <table:table-cell table:number-columns-repeated="4"/>
          <table:table-cell office:value-type="float" office:value="11.5" calcext:value-type="float">
            <text:p>11.5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[.K81]*[.$N$59]+[.$N$61]" office:value-type="float" office:value="32.0595238095238" calcext:value-type="float">
            <text:p/>
          </table:table-cell>
          <table:table-cell table:formula="of:=[.L81]*[.$N$60]+[.$N$62]" office:value-type="float" office:value="237.571428571429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4"/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K82]*[.$N$59]+[.$N$61]" office:value-type="float" office:value="34.0238095238095" calcext:value-type="float">
            <text:p/>
          </table:table-cell>
          <table:table-cell table:formula="of:=[.L82]*[.$N$60]+[.$N$62]" office:value-type="float" office:value="226.428571428571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style-name="ce6"/>
          <table:table-cell table:style-name="ce23"/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K83]*[.$N$59]+[.$N$61]" office:value-type="float" office:value="35.3333333333333" calcext:value-type="float">
            <text:p/>
          </table:table-cell>
          <table:table-cell table:formula="of:=[.L83]*[.$N$60]+[.$N$62]" office:value-type="float" office:value="217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8" office:value-type="float" office:value="14.5" calcext:value-type="float">
            <text:p>14.5</text:p>
          </table:table-cell>
          <table:table-cell table:style-name="ce8" office:value-type="float" office:value="1.1" calcext:value-type="float">
            <text:p>1.1</text:p>
          </table:table-cell>
          <table:table-cell table:style-name="ce8"/>
          <table:table-cell table:style-name="ce17" table:formula="of:=[.K84]*[.$N$59]+[.$N$61]" office:value-type="float" office:value="35.9880952380952" calcext:value-type="float">
            <text:p/>
          </table:table-cell>
          <table:table-cell table:formula="of:=[.L84]*[.$N$60]+[.$N$62]" office:value-type="float" office:value="214.428571428571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7" office:value-type="float" office:value="16.8" calcext:value-type="float">
            <text:p>16.8</text:p>
          </table:table-cell>
          <table:table-cell table:style-name="ce7" office:value-type="float" office:value="1.1" calcext:value-type="float">
            <text:p>1.1</text:p>
          </table:table-cell>
          <table:table-cell table:style-name="ce7"/>
          <table:table-cell table:style-name="ce6" table:formula="of:=[.K85]*[.$N$59]+[.$N$61]" office:value-type="float" office:value="39" calcext:value-type="float">
            <text:p/>
          </table:table-cell>
          <table:table-cell table:style-name="ce23" table:formula="of:=[.L85]*[.$N$60]+[.$N$62]" office:value-type="float" office:value="214.428571428571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u_3</text:p>
          </table:table-cell>
          <table:table-cell table:style-name="ce5" office:value-type="string" calcext:value-type="string">
            <text:p>30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2" table:formula="of:=(45-24)/19.6" office:value-type="float" office:value="1.07142857142857" calcext:value-type="float">
            <text:p/>
          </table:table-cell>
          <table:table-cell table:style-name="ce18" office:value-type="string" calcext:value-type="string">
            <text:p>V/cm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Y-faktor</text:p>
          </table:table-cell>
          <table:table-cell table:style-name="ce9" table:formula="of:=(250-222)/4.1" office:value-type="float" office:value="6.82926829268293" calcext:value-type="float">
            <text:p/>
          </table:table-cell>
          <table:table-cell table:style-name="ce19" office:value-type="string" calcext:value-type="string">
            <text:p>mV/cm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X_0 </text:p>
          </table:table-cell>
          <table:table-cell table:style-name="ce9" office:value-type="float" office:value="24" calcext:value-type="float">
            <text:p>24</text:p>
          </table:table-cell>
          <table:table-cell table:style-name="ce19" office:value-type="string" calcext:value-type="string">
            <text:p>V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elta y</text:p>
          </table:table-cell>
          <table:table-cell table:style-name="ce6" table:formula="of:=MAX([.G92:.G112])-MIN([.G92:.G112])" office:value-type="float" office:value="28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3" office:value-type="float" office:value="222" calcext:value-type="float">
            <text:p>222</text:p>
          </table:table-cell>
          <table:table-cell table:style-name="ce20" office:value-type="string" calcext:value-type="string">
            <text:p>mV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ce19"/>
          <table:table-cell table:number-columns-repeated="2"/>
          <table:table-cell table:style-name="ce1" office:value-type="string" calcext:value-type="string">
            <text:p>Nu_4</text:p>
          </table:table-cell>
          <table:table-cell table:style-name="ce5" office:value-type="string" calcext:value-type="string">
            <text:p>30 MHz</text:p>
          </table:table-cell>
          <table:table-cell table:style-name="ce5"/>
          <table:table-cell table:style-name="ce5" office:value-type="string" calcext:value-type="string">
            <text:p>X-faktor</text:p>
          </table:table-cell>
          <table:table-cell table:style-name="ce12" table:formula="of:=(47-26)/19.5" office:value-type="float" office:value="1.07692307692308" calcext:value-type="float">
            <text:p/>
          </table:table-cell>
          <table:table-cell table:style-name="ce18" office:value-type="string" calcext:value-type="string">
            <text:p>V/c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/V</text:p>
          </table:table-cell>
          <table:table-cell table:style-name="ce19" office:value-type="string" calcext:value-type="string">
            <text:p>y/mV</text:p>
          </table:table-cell>
          <table:table-cell table:number-columns-repeated="5"/>
          <table:table-cell office:value-type="string" calcext:value-type="string">
            <text:p>Y-faktor</text:p>
          </table:table-cell>
          <table:table-cell table:style-name="ce9" table:formula="of:=(192-181)/1.6" office:value-type="float" office:value="6.875" calcext:value-type="float">
            <text:p/>
          </table:table-cell>
          <table:table-cell table:style-name="ce19" office:value-type="string" calcext:value-type="string">
            <text:p>mV/cm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style-name="ce14" table:formula="of:=[.F88]" office:value-type="float" office:value="24" calcext:value-type="float">
            <text:p/>
          </table:table-cell>
          <table:table-cell table:formula="of:=[.F89]" office:value-type="float" office:value="222" calcext:value-type="float">
            <text:p/>
          </table:table-cell>
          <table:table-cell table:number-columns-repeated="5"/>
          <table:table-cell office:value-type="string" calcext:value-type="string">
            <text:p>X_0 </text:p>
          </table:table-cell>
          <table:table-cell table:style-name="ce9" office:value-type="float" office:value="26" calcext:value-type="float">
            <text:p>26</text:p>
          </table:table-cell>
          <table:table-cell table:style-name="ce19"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4" table:formula="of:=[.C93]*[.$F$86]+[.$F$88]" office:value-type="float" office:value="26.1428571428571" calcext:value-type="float">
            <text:p/>
          </table:table-cell>
          <table:table-cell table:formula="of:=[.D93]*[.$F$87]+[.$F$89]" office:value-type="float" office:value="222.682926829268" calcext:value-type="float">
            <text:p/>
          </table:table-cell>
          <table:table-cell table:number-columns-repeated="2"/>
          <table:table-cell table:style-name="ce3" office:value-type="string" calcext:value-type="string">
            <text:p>delta y</text:p>
          </table:table-cell>
          <table:table-cell table:style-name="ce6" table:formula="of:=MAX([.O96:.O114])-MIN([.O96:.O114])" office:value-type="float" office:value="11" calcext:value-type="float">
            <text:p/>
          </table:table-cell>
          <table:table-cell table:style-name="ce7"/>
          <table:table-cell table:style-name="ce7" office:value-type="string" calcext:value-type="string">
            <text:p>Y_0</text:p>
          </table:table-cell>
          <table:table-cell table:style-name="ce13" office:value-type="float" office:value="181" calcext:value-type="float">
            <text:p>181</text:p>
          </table:table-cell>
          <table:table-cell table:style-name="ce20" office:value-type="string" calcext:value-type="string">
            <text:p>mV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4" table:formula="of:=[.C94]*[.$F$86]+[.$F$88]" office:value-type="float" office:value="28.2857142857143" calcext:value-type="float">
            <text:p/>
          </table:table-cell>
          <table:table-cell table:formula="of:=[.D94]*[.$F$87]+[.$F$89]" office:value-type="float" office:value="223.365853658537" calcext:value-type="float">
            <text:p/>
          </table:table-cell>
          <table:table-cell table:number-columns-repeated="6"/>
          <table:table-cell table:style-name="Default"/>
          <table:table-cell table:style-name="ce19"/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4" table:formula="of:=[.C95]*[.$F$86]+[.$F$88]" office:value-type="float" office:value="30.4285714285714" calcext:value-type="float">
            <text:p/>
          </table:table-cell>
          <table:table-cell table:formula="of:=[.D95]*[.$F$87]+[.$F$89]" office:value-type="float" office:value="225.414634146341" calcext:value-type="float">
            <text:p/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 office:value-type="string" calcext:value-type="string">
            <text:p>x/V</text:p>
          </table:table-cell>
          <table:table-cell table:style-name="ce19" office:value-type="string" calcext:value-type="string">
            <text:p>y/mV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14" table:formula="of:=[.C96]*[.$F$86]+[.$F$88]" office:value-type="float" office:value="31.5" calcext:value-type="float">
            <text:p/>
          </table:table-cell>
          <table:table-cell table:formula="of:=[.D96]*[.$F$87]+[.$F$89]" office:value-type="float" office:value="226.780487804878" calcext:value-type="float">
            <text:p/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N92]" office:value-type="float" office:value="26" calcext:value-type="float">
            <text:p/>
          </table:table-cell>
          <table:table-cell table:formula="of:=[.L96]*[.$N$91]+[.$N$93]" office:value-type="float" office:value="181.6875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14" table:formula="of:=[.C97]*[.$F$86]+[.$F$88]" office:value-type="float" office:value="32.5714285714286" calcext:value-type="float">
            <text:p/>
          </table:table-cell>
          <table:table-cell table:formula="of:=[.D97]*[.$F$87]+[.$F$89]" office:value-type="float" office:value="229.512195121951" calcext:value-type="float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97]*[.$N$90]+[.$N$92]" office:value-type="float" office:value="27.0769230769231" calcext:value-type="float">
            <text:p/>
          </table:table-cell>
          <table:table-cell table:formula="of:=[.L97]*[.$N$91]+[.$N$93]" office:value-type="float" office:value="181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4" table:formula="of:=[.C98]*[.$F$86]+[.$F$88]" office:value-type="float" office:value="33.1071428571429" calcext:value-type="float">
            <text:p/>
          </table:table-cell>
          <table:table-cell table:formula="of:=[.D98]*[.$F$87]+[.$F$89]" office:value-type="float" office:value="232.243902439024" calcext:value-type="float">
            <text:p/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K98]*[.$N$90]+[.$N$92]" office:value-type="float" office:value="27.6153846153846" calcext:value-type="float">
            <text:p/>
          </table:table-cell>
          <table:table-cell table:formula="of:=[.L98]*[.$N$91]+[.$N$93]" office:value-type="float" office:value="181.6875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.2</text:p>
          </table:table-cell>
          <table:table-cell/>
          <table:table-cell table:style-name="ce14" table:formula="of:=[.C99]*[.$F$86]+[.$F$88]" office:value-type="float" office:value="33.6428571428571" calcext:value-type="float">
            <text:p/>
          </table:table-cell>
          <table:table-cell table:formula="of:=[.D99]*[.$F$87]+[.$F$89]" office:value-type="float" office:value="237.024390243902" calcext:value-type="float">
            <text:p/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K99]*[.$N$90]+[.$N$92]" office:value-type="float" office:value="28.1538461538461" calcext:value-type="float">
            <text:p/>
          </table:table-cell>
          <table:table-cell table:formula="of:=[.L99]*[.$N$91]+[.$N$93]" office:value-type="float" office:value="183.0625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ce14" table:formula="of:=[.C100]*[.$F$86]+[.$F$88]" office:value-type="float" office:value="34.7142857142857" calcext:value-type="float">
            <text:p/>
          </table:table-cell>
          <table:table-cell table:formula="of:=[.D100]*[.$F$87]+[.$F$89]" office:value-type="float" office:value="241.121951219512" calcext:value-type="float">
            <text:p/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K100]*[.$N$90]+[.$N$92]" office:value-type="float" office:value="30.3076923076923" calcext:value-type="float">
            <text:p/>
          </table:table-cell>
          <table:table-cell table:formula="of:=[.L100]*[.$N$91]+[.$N$93]" office:value-type="float" office:value="185.125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3.3" calcext:value-type="float">
            <text:p>3.3</text:p>
          </table:table-cell>
          <table:table-cell/>
          <table:table-cell table:style-name="ce14" table:formula="of:=[.C101]*[.$F$86]+[.$F$88]" office:value-type="float" office:value="35.25" calcext:value-type="float">
            <text:p/>
          </table:table-cell>
          <table:table-cell table:formula="of:=[.D101]*[.$F$87]+[.$F$89]" office:value-type="float" office:value="244.536585365854" calcext:value-type="float">
            <text:p/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K101]*[.$N$90]+[.$N$92]" office:value-type="float" office:value="31.3846153846154" calcext:value-type="float">
            <text:p/>
          </table:table-cell>
          <table:table-cell table:formula="of:=[.L101]*[.$N$91]+[.$N$93]" office:value-type="float" office:value="184.4375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.6</text:p>
          </table:table-cell>
          <table:table-cell/>
          <table:table-cell table:style-name="ce14" table:formula="of:=[.C102]*[.$F$86]+[.$F$88]" office:value-type="float" office:value="35.7857142857143" calcext:value-type="float">
            <text:p/>
          </table:table-cell>
          <table:table-cell table:formula="of:=[.D102]*[.$F$87]+[.$F$89]" office:value-type="float" office:value="246.585365853659" calcext:value-type="float">
            <text:p/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K102]*[.$N$90]+[.$N$92]" office:value-type="float" office:value="32.4615384615385" calcext:value-type="float">
            <text:p/>
          </table:table-cell>
          <table:table-cell table:formula="of:=[.L102]*[.$N$91]+[.$N$93]" office:value-type="float" office:value="186.5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table:formula="of:=[.C103]*[.$F$86]+[.$F$88]" office:value-type="float" office:value="36.8571428571429" calcext:value-type="float">
            <text:p/>
          </table:table-cell>
          <table:table-cell table:formula="of:=[.D103]*[.$F$87]+[.$F$89]" office:value-type="float" office:value="249.317073170732" calcext:value-type="float">
            <text:p/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K103]*[.$N$90]+[.$N$92]" office:value-type="float" office:value="33.5384615384615" calcext:value-type="float">
            <text:p/>
          </table:table-cell>
          <table:table-cell table:formula="of:=[.L103]*[.$N$91]+[.$N$93]" office:value-type="float" office:value="189.25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4.1" calcext:value-type="float">
            <text:p>4.1</text:p>
          </table:table-cell>
          <table:table-cell/>
          <table:table-cell table:style-name="ce16" table:formula="of:=[.C104]*[.$F$86]+[.$F$88]" office:value-type="float" office:value="37.3928571428571" calcext:value-type="float">
            <text:p/>
          </table:table-cell>
          <table:table-cell table:style-name="ce24" table:formula="of:=[.D104]*[.$F$87]+[.$F$89]" office:value-type="float" office:value="250" calcext:value-type="float">
            <text:p/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K104]*[.$N$90]+[.$N$92]" office:value-type="float" office:value="34.6153846153846" calcext:value-type="float">
            <text:p/>
          </table:table-cell>
          <table:table-cell table:formula="of:=[.L104]*[.$N$91]+[.$N$93]" office:value-type="float" office:value="191.3125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table:formula="of:=[.C105]*[.$F$86]+[.$F$88]" office:value-type="float" office:value="37.9285714285714" calcext:value-type="float">
            <text:p/>
          </table:table-cell>
          <table:table-cell table:formula="of:=[.D105]*[.$F$87]+[.$F$89]" office:value-type="float" office:value="249.317073170732" calcext:value-type="float">
            <text:p/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16" table:formula="of:=[.K105]*[.$N$90]+[.$N$92]" office:value-type="float" office:value="35.1538461538462" calcext:value-type="float">
            <text:p/>
          </table:table-cell>
          <table:table-cell table:style-name="ce24" table:formula="of:=[.L105]*[.$N$91]+[.$N$93]" office:value-type="float" office:value="192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/>
          <table:table-cell table:style-name="ce14" table:formula="of:=[.C106]*[.$F$86]+[.$F$88]" office:value-type="float" office:value="39" calcext:value-type="float">
            <text:p/>
          </table:table-cell>
          <table:table-cell table:formula="of:=[.D106]*[.$F$87]+[.$F$89]" office:value-type="float" office:value="245.90243902439" calcext:value-type="float">
            <text:p/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16" table:formula="of:=[.K106]*[.$N$90]+[.$N$92]" office:value-type="float" office:value="35.6923076923077" calcext:value-type="float">
            <text:p/>
          </table:table-cell>
          <table:table-cell table:style-name="ce24" table:formula="of:=[.L106]*[.$N$91]+[.$N$93]" office:value-type="float" office:value="192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ce14" table:formula="of:=[.C107]*[.$F$86]+[.$F$88]" office:value-type="float" office:value="40.0714285714286" calcext:value-type="float">
            <text:p/>
          </table:table-cell>
          <table:table-cell table:formula="of:=[.D107]*[.$F$87]+[.$F$89]" office:value-type="float" office:value="241.121951219512" calcext:value-type="float">
            <text:p/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K107]*[.$N$90]+[.$N$92]" office:value-type="float" office:value="36.2307692307692" calcext:value-type="float">
            <text:p/>
          </table:table-cell>
          <table:table-cell table:formula="of:=[.L107]*[.$N$91]+[.$N$93]" office:value-type="float" office:value="191.3125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2.1" calcext:value-type="float">
            <text:p>2.1</text:p>
          </table:table-cell>
          <table:table-cell/>
          <table:table-cell table:style-name="ce14" table:formula="of:=[.C108]*[.$F$86]+[.$F$88]" office:value-type="float" office:value="40.6071428571429" calcext:value-type="float">
            <text:p/>
          </table:table-cell>
          <table:table-cell table:formula="of:=[.D108]*[.$F$87]+[.$F$89]" office:value-type="float" office:value="236.341463414634" calcext:value-type="float">
            <text:p/>
          </table:table-cell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K108]*[.$N$90]+[.$N$92]" office:value-type="float" office:value="38.3846153846154" calcext:value-type="float">
            <text:p/>
          </table:table-cell>
          <table:table-cell table:formula="of:=[.L108]*[.$N$91]+[.$N$93]" office:value-type="float" office:value="186.5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.7" calcext:value-type="float">
            <text:p>1.7</text:p>
          </table:table-cell>
          <table:table-cell table:style-name="ce8"/>
          <table:table-cell table:style-name="ce17" table:formula="of:=[.C109]*[.$F$86]+[.$F$88]" office:value-type="float" office:value="41.1428571428571" calcext:value-type="float">
            <text:p/>
          </table:table-cell>
          <table:table-cell table:formula="of:=[.D109]*[.$F$87]+[.$F$89]" office:value-type="float" office:value="233.609756097561" calcext:value-type="float">
            <text:p/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K109]*[.$N$90]+[.$N$92]" office:value-type="float" office:value="39.4615384615385" calcext:value-type="float">
            <text:p/>
          </table:table-cell>
          <table:table-cell table:formula="of:=[.L109]*[.$N$91]+[.$N$93]" office:value-type="float" office:value="186.5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.3</text:p>
          </table:table-cell>
          <table:table-cell/>
          <table:table-cell table:style-name="ce17" table:formula="of:=[.C110]*[.$F$86]+[.$F$88]" office:value-type="float" office:value="42.2142857142857" calcext:value-type="float">
            <text:p/>
          </table:table-cell>
          <table:table-cell table:formula="of:=[.D110]*[.$F$87]+[.$F$89]" office:value-type="float" office:value="230.878048780488" calcext:value-type="float">
            <text:p/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K110]*[.$N$90]+[.$N$92]" office:value-type="float" office:value="42.1538461538462" calcext:value-type="float">
            <text:p/>
          </table:table-cell>
          <table:table-cell table:formula="of:=[.L110]*[.$N$91]+[.$N$93]" office:value-type="float" office:value="183.75" calcext:value-type="float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17" table:formula="of:=[.C111]*[.$F$86]+[.$F$88]" office:value-type="float" office:value="44.3571428571429" calcext:value-type="float">
            <text:p/>
          </table:table-cell>
          <table:table-cell table:formula="of:=[.D111]*[.$F$87]+[.$F$89]" office:value-type="float" office:value="226.780487804878" calcext:value-type="float">
            <text:p/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K111]*[.$N$90]+[.$N$92]" office:value-type="float" office:value="44.3076923076923" calcext:value-type="float">
            <text:p/>
          </table:table-cell>
          <table:table-cell table:formula="of:=[.L111]*[.$N$91]+[.$N$93]" office:value-type="float" office:value="183.062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ce3"/>
          <table:table-cell table:style-name="ce7" office:value-type="float" office:value="19.6" calcext:value-type="float">
            <text:p>19.6</text:p>
          </table:table-cell>
          <table:table-cell table:style-name="ce7" office:value-type="float" office:value="0.6" calcext:value-type="float">
            <text:p>0.6</text:p>
          </table:table-cell>
          <table:table-cell table:style-name="ce7"/>
          <table:table-cell table:style-name="ce6" table:formula="of:=[.C112]*[.$F$86]+[.$F$88]" office:value-type="float" office:value="45" calcext:value-type="float">
            <text:p/>
          </table:table-cell>
          <table:table-cell table:style-name="ce23" table:formula="of:=[.D112]*[.$F$87]+[.$F$89]" office:value-type="float" office:value="226.09756097561" calcext:value-type="float">
            <text:p/>
          </table:table-cell>
          <table:table-cell table:number-columns-repeated="3"/>
          <table:table-cell office:value-type="float" office:value="19.5" calcext:value-type="float">
            <text:p>19.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K112]*[.$N$90]+[.$N$92]" office:value-type="float" office:value="47" calcext:value-type="float">
            <text:p/>
          </table:table-cell>
          <table:table-cell table:formula="of:=[.L112]*[.$N$91]+[.$N$93]" office:value-type="float" office:value="182.375" calcext:value-type="float">
            <text:p/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5" table:number-columns-repeated="4"/>
          <table:table-cell table:style-name="ce28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8"/>
          <table:table-cell/>
          <table:table-cell table:style-name="ce8" table:number-columns-repeated="2"/>
          <table:table-cell table:style-name="ce17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max y-&gt;x</text:p>
          </table:table-cell>
          <table:table-cell table:style-name="Default"/>
          <table:table-cell office:value-type="string" calcext:value-type="string">
            <text:p>Average/V</text:p>
          </table:table-cell>
          <table:table-cell office:value-type="string" calcext:value-type="string">
            <text:p>I_spule/A</text:p>
          </table:table-cell>
          <table:table-cell office:value-type="string" calcext:value-type="string">
            <text:p>Bparallel/T</text:p>
          </table:table-cell>
          <table:table-cell office:value-type="string" calcext:value-type="string">
            <text:p>Beff</text:p>
          </table:table-cell>
          <table:table-cell table:style-name="Default" office:value-type="string" calcext:value-type="string">
            <text:p>lande</text:p>
          </table:table-cell>
          <table:table-cell/>
          <table:table-cell office:value-type="string" calcext:value-type="string">
            <text:p>Average/V</text:p>
          </table:table-cell>
          <table:table-cell table:style-name="Default" office:value-type="string" calcext:value-type="string">
            <text:p>I_spule</text:p>
          </table:table-cell>
          <table:table-cell office:value-type="string" calcext:value-type="string">
            <text:p>Bnotparallel</text:p>
          </table:table-cell>
          <table:table-cell office:value-type="string" calcext:value-type="string">
            <text:p>Beff</text:p>
          </table:table-cell>
          <table:table-cell office:value-type="string" calcext:value-type="string">
            <text:p>lande</text:p>
          </table:table-cell>
          <table:table-cell table:style-name="Default" office:value-type="string" calcext:value-type="string">
            <text:p>Erdmagnetfeld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15.35" calcext:value-type="float">
            <text:p>15.35</text:p>
          </table:table-cell>
          <table:table-cell table:style-name="ce4" table:formula="of:=[.F42]" office:value-type="float" office:value="19.2093023255814" calcext:value-type="float">
            <text:p/>
          </table:table-cell>
          <table:table-cell table:style-name="ce9" table:formula="of:=AVERAGE([.B117:.B118])" office:value-type="float" office:value="19.7209302325581" calcext:value-type="float">
            <text:p/>
          </table:table-cell>
          <table:table-cell table:formula="of:=[.C117]/[.$F$130]" office:value-type="float" office:value="0.394418604651163" calcext:value-type="float">
            <text:p/>
          </table:table-cell>
          <table:table-cell table:style-name="ce11" table:formula="of:=[.D117]*[.$C$133]" office:value-type="float" office:value="0.000553256895190275" calcext:value-type="float">
            <text:p/>
          </table:table-cell>
          <table:table-cell table:formula="of:=[.E117]-[.N117]" office:value-type="float" office:value="0.000516790259141874" calcext:value-type="float">
            <text:p/>
          </table:table-cell>
          <table:table-cell table:style-name="Default" table:formula="of:=[.$A$117]*1000000/[.F117]*[.$C$138]" office:value-type="float" office:value="2.12216134997823" calcext:value-type="float">
            <text:p/>
          </table:table-cell>
          <table:table-cell table:style-name="ce4" table:formula="of:=[.N42]" office:value-type="float" office:value="17.1212121212121" calcext:value-type="float">
            <text:p/>
          </table:table-cell>
          <table:table-cell table:style-name="ce9" table:formula="of:=AVERAGE([.H117:.H118])" office:value-type="float" office:value="17.1212121212121" calcext:value-type="float">
            <text:p/>
          </table:table-cell>
          <table:table-cell table:style-name="Default" table:formula="of:=[.I117]/[.$F$130]" office:value-type="float" office:value="0.342424242424242" calcext:value-type="float">
            <text:p/>
          </table:table-cell>
          <table:table-cell table:style-name="ce11" table:formula="of:=[.J117]*[.$C$133]" office:value-type="float" office:value="0.000480323623093473" calcext:value-type="float">
            <text:p/>
          </table:table-cell>
          <table:table-cell table:formula="of:=[.K117]+[.N117]" office:value-type="float" office:value="0.000516790259141874" calcext:value-type="float">
            <text:p/>
          </table:table-cell>
          <table:table-cell table:formula="of:=[.$A$117]*1000000/[.L117]*[.$C$138]" office:value-type="float" office:value="2.12216134997823" calcext:value-type="float">
            <text:p/>
          </table:table-cell>
          <table:table-cell table:style-name="ce2" table:formula="of:=([.E117]-[.K117])/2" office:value-type="float" office:value="0.0000364666360484013" calcext:value-type="float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ce4" table:formula="of:=[.F43]" office:value-type="float" office:value="20.2325581395349" calcext:value-type="float">
            <text:p/>
          </table:table-cell>
          <table:table-cell table:style-name="ce9"/>
          <table:table-cell/>
          <table:table-cell table:style-name="ce11"/>
          <table:table-cell/>
          <table:table-cell table:style-name="Default"/>
          <table:table-cell table:style-name="ce4"/>
          <table:table-cell table:style-name="ce9"/>
          <table:table-cell table:style-name="Default"/>
          <table:table-cell table:style-name="ce11"/>
          <table:table-cell table:number-columns-repeated="2"/>
          <table:table-cell table:style-name="ce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4"/>
          <table:table-cell table:style-name="ce9"/>
          <table:table-cell/>
          <table:table-cell table:style-name="ce11"/>
          <table:table-cell/>
          <table:table-cell table:style-name="Default"/>
          <table:table-cell table:style-name="ce4"/>
          <table:table-cell table:style-name="ce9"/>
          <table:table-cell table:style-name="Default"/>
          <table:table-cell table:style-name="ce11"/>
          <table:table-cell table:number-columns-repeated="2"/>
          <table:table-cell table:style-name="ce2"/>
          <table:table-cell table:style-name="Default"/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table:formula="of:=[.F20]" office:value-type="float" office:value="25.5921052631579" calcext:value-type="float">
            <text:p/>
          </table:table-cell>
          <table:table-cell table:style-name="ce9" table:formula="of:=AVERAGE([.B120:.B121])" office:value-type="float" office:value="25.8223684210526" calcext:value-type="float">
            <text:p/>
          </table:table-cell>
          <table:table-cell table:formula="of:=[.C120]/[.$F$130]" office:value-type="float" office:value="0.516447368421053" calcext:value-type="float">
            <text:p/>
          </table:table-cell>
          <table:table-cell table:style-name="ce11" table:formula="of:=[.D120]*[.$C$133]" office:value-type="float" office:value="0.000724428473232208" calcext:value-type="float">
            <text:p/>
          </table:table-cell>
          <table:table-cell table:formula="of:=[.E120]-[.N120]" office:value-type="float" office:value="0.000687814143952033" calcext:value-type="float">
            <text:p/>
          </table:table-cell>
          <table:table-cell table:style-name="Default" table:formula="of:=[.$A$120]*1000000/[.F120]*[.$C$138]" office:value-type="float" office:value="2.07751052852366" calcext:value-type="float">
            <text:p/>
          </table:table-cell>
          <table:table-cell table:style-name="ce4" table:formula="of:=[.N15]" office:value-type="float" office:value="23.2121212121212" calcext:value-type="float">
            <text:p/>
          </table:table-cell>
          <table:table-cell table:style-name="ce9" table:formula="of:=AVERAGE([.H120:.H121])" office:value-type="float" office:value="23.2121212121212" calcext:value-type="float">
            <text:p/>
          </table:table-cell>
          <table:table-cell table:style-name="Default" table:formula="of:=[.I120]/[.$F$130]" office:value-type="float" office:value="0.464242424242424" calcext:value-type="float">
            <text:p/>
          </table:table-cell>
          <table:table-cell table:style-name="ce11" table:formula="of:=[.J120]*[.$C$133]" office:value-type="float" office:value="0.000651199814671859" calcext:value-type="float">
            <text:p/>
          </table:table-cell>
          <table:table-cell table:formula="of:=[.K120]+[.N120]" office:value-type="float" office:value="0.000687814143952033" calcext:value-type="float">
            <text:p/>
          </table:table-cell>
          <table:table-cell table:formula="of:=[.$A$120]*1000000/[.L120]*[.$C$138]" office:value-type="float" office:value="2.07751052852366" calcext:value-type="float">
            <text:p/>
          </table:table-cell>
          <table:table-cell table:style-name="ce2" table:formula="of:=([.E120]-[.K120])/2" office:value-type="float" office:value="0.0000366143292801749" calcext:value-type="float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ce4" table:formula="of:=[.F21]" office:value-type="float" office:value="26.0526315789474" calcext:value-type="float">
            <text:p/>
          </table:table-cell>
          <table:table-cell table:style-name="ce9"/>
          <table:table-cell/>
          <table:table-cell table:style-name="ce11"/>
          <table:table-cell/>
          <table:table-cell table:style-name="Default"/>
          <table:table-cell table:style-name="ce4"/>
          <table:table-cell table:style-name="ce9"/>
          <table:table-cell table:style-name="Default"/>
          <table:table-cell table:style-name="ce11"/>
          <table:table-cell table:number-columns-repeated="2"/>
          <table:table-cell table:style-name="ce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4"/>
          <table:table-cell table:style-name="ce9"/>
          <table:table-cell/>
          <table:table-cell table:style-name="ce11"/>
          <table:table-cell/>
          <table:table-cell table:style-name="Default"/>
          <table:table-cell table:style-name="ce4"/>
          <table:table-cell table:style-name="ce9"/>
          <table:table-cell table:style-name="Default"/>
          <table:table-cell table:style-name="ce11"/>
          <table:table-cell table:number-columns-repeated="2"/>
          <table:table-cell table:style-name="ce2"/>
          <table:table-cell table:style-name="Default"/>
          <table:table-cell table:number-columns-repeated="9"/>
        </table:table-row>
        <table:table-row table:style-name="ro1">
          <table:table-cell office:value-type="float" office:value="24.44" calcext:value-type="float">
            <text:p>24.44</text:p>
          </table:table-cell>
          <table:table-cell table:style-name="ce4" table:formula="of:=[.F72]" office:value-type="float" office:value="30.7142857142857" calcext:value-type="float">
            <text:p/>
          </table:table-cell>
          <table:table-cell table:style-name="ce9" table:formula="of:=AVERAGE([.B123:.B124])" office:value-type="float" office:value="30.9714285714286" calcext:value-type="float">
            <text:p/>
          </table:table-cell>
          <table:table-cell table:formula="of:=[.C123]/[.$F$130]" office:value-type="float" office:value="0.619428571428571" calcext:value-type="float">
            <text:p/>
          </table:table-cell>
          <table:table-cell table:style-name="ce11" table:formula="of:=[.D123]*[.$C$133]" office:value-type="float" office:value="0.000868881751974701" calcext:value-type="float">
            <text:p/>
          </table:table-cell>
          <table:table-cell table:formula="of:=[.E123]-[.N123]" office:value-type="float" office:value="0.000838222409711756" calcext:value-type="float">
            <text:p/>
          </table:table-cell>
          <table:table-cell table:style-name="Default" table:formula="of:=[.$A$123]*1000000/[.F123]*[.$C$138]" office:value-type="float" office:value="2.0831774901364" calcext:value-type="float">
            <text:p/>
          </table:table-cell>
          <table:table-cell table:style-name="ce4" table:formula="of:=[.N76]" office:value-type="float" office:value="28.7857142857143" calcext:value-type="float">
            <text:p/>
          </table:table-cell>
          <table:table-cell table:style-name="ce9" table:formula="of:=AVERAGE([.H123:.H124])" office:value-type="float" office:value="28.7857142857143" calcext:value-type="float">
            <text:p/>
          </table:table-cell>
          <table:table-cell table:style-name="Default" table:formula="of:=[.I123]/[.$F$130]" office:value-type="float" office:value="0.575714285714286" calcext:value-type="float">
            <text:p/>
          </table:table-cell>
          <table:table-cell table:style-name="ce11" table:formula="of:=[.J123]*[.$C$133]" office:value-type="float" office:value="0.000807563067448811" calcext:value-type="float">
            <text:p/>
          </table:table-cell>
          <table:table-cell table:formula="of:=[.K123]+[.N123]" office:value-type="float" office:value="0.000838222409711756" calcext:value-type="float">
            <text:p/>
          </table:table-cell>
          <table:table-cell table:formula="of:=[.$A$123]*1000000/[.L123]*[.$C$138]" office:value-type="float" office:value="2.0831774901364" calcext:value-type="float">
            <text:p/>
          </table:table-cell>
          <table:table-cell table:style-name="ce2" table:formula="of:=([.E123]-[.K123])/2" office:value-type="float" office:value="0.0000306593422629449" calcext:value-type="float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ce4" table:formula="of:=[.F73]" office:value-type="float" office:value="31.2285714285714" calcext:value-type="float">
            <text:p/>
          </table:table-cell>
          <table:table-cell table:style-name="ce9"/>
          <table:table-cell/>
          <table:table-cell table:style-name="ce11"/>
          <table:table-cell/>
          <table:table-cell table:style-name="Default"/>
          <table:table-cell table:style-name="ce4"/>
          <table:table-cell table:style-name="ce9"/>
          <table:table-cell table:style-name="Default"/>
          <table:table-cell table:style-name="ce11"/>
          <table:table-cell table:number-columns-repeated="2"/>
          <table:table-cell table:style-name="ce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4"/>
          <table:table-cell table:style-name="ce9"/>
          <table:table-cell/>
          <table:table-cell table:style-name="ce11"/>
          <table:table-cell/>
          <table:table-cell table:style-name="Default"/>
          <table:table-cell table:style-name="ce4"/>
          <table:table-cell table:style-name="ce9"/>
          <table:table-cell table:style-name="Default"/>
          <table:table-cell table:style-name="ce11"/>
          <table:table-cell table:number-columns-repeated="2"/>
          <table:table-cell table:style-name="ce2"/>
          <table:table-cell table:style-name="Default"/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table:formula="of:=[.F104]" office:value-type="float" office:value="37.3928571428571" calcext:value-type="float">
            <text:p/>
          </table:table-cell>
          <table:table-cell table:style-name="ce9" table:formula="of:=AVERAGE([.B126:.B127])" office:value-type="float" office:value="37.3928571428571" calcext:value-type="float">
            <text:p/>
          </table:table-cell>
          <table:table-cell table:formula="of:=[.C126]/[.$F$130]" office:value-type="float" office:value="0.747857142857143" calcext:value-type="float">
            <text:p/>
          </table:table-cell>
          <table:table-cell table:style-name="ce11" table:formula="of:=[.D126]*[.$C$133]" office:value-type="float" office:value="0.00104903043625174" calcext:value-type="float">
            <text:p/>
          </table:table-cell>
          <table:table-cell table:formula="of:=[.E126]-[.N126]" office:value-type="float" office:value="0.00102140003353363" calcext:value-type="float">
            <text:p/>
          </table:table-cell>
          <table:table-cell table:style-name="Default" table:formula="of:=[.$A$126]*1000000/[.F126]*[.$C$138]" office:value-type="float" office:value="2.0985036403185" calcext:value-type="float">
            <text:p/>
          </table:table-cell>
          <table:table-cell table:style-name="ce4" table:formula="of:=[.N105]" office:value-type="float" office:value="35.1538461538462" calcext:value-type="float">
            <text:p/>
          </table:table-cell>
          <table:table-cell table:style-name="ce9" table:formula="of:=AVERAGE([.H126:.H127])" office:value-type="float" office:value="35.4230769230769" calcext:value-type="float">
            <text:p/>
          </table:table-cell>
          <table:table-cell table:style-name="Default" table:formula="of:=[.I126]/[.$F$130]" office:value-type="float" office:value="0.708461538461538" calcext:value-type="float">
            <text:p/>
          </table:table-cell>
          <table:table-cell table:style-name="ce11" table:formula="of:=[.J126]*[.$C$133]" office:value-type="float" office:value="0.000993769630815515" calcext:value-type="float">
            <text:p/>
          </table:table-cell>
          <table:table-cell table:formula="of:=[.K126]+[.N126]" office:value-type="float" office:value="0.00102140003353363" calcext:value-type="float">
            <text:p/>
          </table:table-cell>
          <table:table-cell table:formula="of:=[.$A$126]*1000000/[.L126]*[.$C$138]" office:value-type="float" office:value="2.0985036403185" calcext:value-type="float">
            <text:p/>
          </table:table-cell>
          <table:table-cell table:style-name="ce2" table:formula="of:=([.E126]-[.K126])/2" office:value-type="float" office:value="0.000027630402718114" calcext:value-type="float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ce4"/>
          <table:table-cell table:style-name="ce9"/>
          <table:table-cell/>
          <table:table-cell table:style-name="ce9"/>
          <table:table-cell/>
          <table:table-cell table:style-name="Default"/>
          <table:table-cell table:style-name="ce4" table:formula="of:=[.N106]" office:value-type="float" office:value="35.6923076923077" calcext:value-type="float">
            <text:p/>
          </table:table-cell>
          <table:table-cell table:style-name="ce9"/>
          <table:table-cell table:style-name="Default"/>
          <table:table-cell table:number-columns-repeated="3"/>
          <table:table-cell table:style-name="ce2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formula="of:=AVERAGE([.M117:.M126])" office:value-type="float" office:value="2.0953382522392" calcext:value-type="float">
            <text:p/>
          </table:table-cell>
          <table:table-cell table:style-name="ce26" table:formula="of:=AVERAGE([.N117:.N126])" office:value-type="float" office:value="0.0000328426775774088" calcext:value-type="float">
            <text:p/>
          </table:table-cell>
          <table:table-cell table:style-name="Default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helmholtz</text:p>
          </table:table-cell>
          <table:table-cell table:style-name="ce5" table:number-columns-repeated="2"/>
          <table:table-cell table:style-name="ce5" office:value-type="string" calcext:value-type="string">
            <text:p>R</text:p>
          </table:table-cell>
          <table:table-cell table:style-name="ce5" office:value-type="float" office:value="50" calcext:value-type="float">
            <text:p>50</text:p>
          </table:table-cell>
          <table:table-cell table:style-name="ce18" office:value-type="string" calcext:value-type="string">
            <text:p>Ohm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ce19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table:style-name="ce19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multfaktor</text:p>
          </table:table-cell>
          <table:table-cell table:formula="of:=8/SQRT(125)*[.C132]/[.C131]*4*PI()*0.0000001" office:value-type="float" office:value="0.00140271500549421" calcext:value-type="float">
            <text:p/>
          </table:table-cell>
          <table:table-cell office:value-type="string" calcext:value-type="string">
            <text:p>T/A</text:p>
          </table:table-cell>
          <table:table-cell table:number-columns-repeated="2"/>
          <table:table-cell table:style-name="ce19"/>
          <table:table-cell office:value-type="string" calcext:value-type="string">
            <text:p>gnuplot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ce19"/>
          <table:table-cell table:formula="of:=[.A117]" office:value-type="float" office:value="15.35" calcext:value-type="float">
            <text:p/>
          </table:table-cell>
          <table:table-cell table:style-name="ce25" table:formula="of:=[.F117]" office:value-type="float" office:value="0.000516790259141874" calcext:value-type="float">
            <text:p/>
          </table:table-cell>
          <table:table-cell table:style-name="Default"/>
          <table:table-cell table:formula="of:=[.H134]-[.$D$2]*0.001" office:value-type="float" office:value="14.798" calcext:value-type="float">
            <text:p/>
          </table:table-cell>
          <table:table-cell table:style-name="ce25" table:formula="of:=[.I134]*1000" office:value-type="float" office:value="0.516790259141874" calcext:value-type="float">
            <text:p/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lande</text:p>
          </table:table-cell>
          <table:table-cell table:number-columns-repeated="4"/>
          <table:table-cell table:style-name="ce19"/>
          <table:table-cell table:formula="of:=[.A120]" office:value-type="float" office:value="20" calcext:value-type="float">
            <text:p/>
          </table:table-cell>
          <table:table-cell table:style-name="ce25" table:formula="of:=[.F120]" office:value-type="float" office:value="0.000687814143952033" calcext:value-type="float">
            <text:p/>
          </table:table-cell>
          <table:table-cell table:style-name="Default"/>
          <table:table-cell table:formula="of:=[.H135]-[.$D$2]*0.001" office:value-type="float" office:value="19.448" calcext:value-type="float">
            <text:p/>
          </table:table-cell>
          <table:table-cell table:style-name="ce25" table:formula="of:=[.I135]*1000" office:value-type="float" office:value="0.687814143952033" calcext:value-type="float">
            <text:p/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style-name="ce10" office:value-type="float" office:value="6.626E-034" calcext:value-type="float">
            <text:p>6.626E-034</text:p>
          </table:table-cell>
          <table:table-cell office:value-type="string" calcext:value-type="string">
            <text:p>Js</text:p>
          </table:table-cell>
          <table:table-cell table:number-columns-repeated="2"/>
          <table:table-cell table:style-name="ce19"/>
          <table:table-cell table:formula="of:=[.A123]" office:value-type="float" office:value="24.44" calcext:value-type="float">
            <text:p/>
          </table:table-cell>
          <table:table-cell table:style-name="ce25" table:formula="of:=[.F123]" office:value-type="float" office:value="0.000838222409711756" calcext:value-type="float">
            <text:p/>
          </table:table-cell>
          <table:table-cell table:style-name="Default"/>
          <table:table-cell table:formula="of:=[.H136]-[.$D$2]*0.001" office:value-type="float" office:value="23.888" calcext:value-type="float">
            <text:p/>
          </table:table-cell>
          <table:table-cell table:style-name="ce25" table:formula="of:=[.I136]*1000" office:value-type="float" office:value="0.838222409711756" calcext:value-type="float">
            <text:p/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muB</text:p>
          </table:table-cell>
          <table:table-cell table:style-name="ce10" office:value-type="float" office:value="9.274E-024" calcext:value-type="float">
            <text:p>9.274E-024</text:p>
          </table:table-cell>
          <table:table-cell office:value-type="string" calcext:value-type="string">
            <text:p>J/T</text:p>
          </table:table-cell>
          <table:table-cell table:number-columns-repeated="2"/>
          <table:table-cell table:style-name="ce19"/>
          <table:table-cell table:formula="of:=[.A126]" office:value-type="float" office:value="30" calcext:value-type="float">
            <text:p/>
          </table:table-cell>
          <table:table-cell table:style-name="ce25" table:formula="of:=[.F126]" office:value-type="float" office:value="0.00102140003353363" calcext:value-type="float">
            <text:p/>
          </table:table-cell>
          <table:table-cell table:style-name="Default"/>
          <table:table-cell table:formula="of:=[.H137]-[.$D$2]*0.001" office:value-type="float" office:value="29.448" calcext:value-type="float">
            <text:p/>
          </table:table-cell>
          <table:table-cell table:style-name="ce25" table:formula="of:=[.I137]*1000" office:value-type="float" office:value="1.02140003353363" calcext:value-type="float">
            <text:p/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multfaktor</text:p>
          </table:table-cell>
          <table:table-cell table:formula="of:=[.C136]/[.C137]" office:value-type="float" office:value="0.0000000000714470562863921" calcext:value-type="float">
            <text:p/>
          </table:table-cell>
          <table:table-cell office:value-type="string" calcext:value-type="string">
            <text:p>Ts</text:p>
          </table:table-cell>
          <table:table-cell table:number-columns-repeated="2"/>
          <table:table-cell table:style-name="ce19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3"/>
          <table:table-cell table:style-name="ce7" table:number-columns-repeated="4"/>
          <table:table-cell table:style-name="ce20"/>
          <table:table-cell table:formula="of:=[.K134]*1000000" office:value-type="float" office:value="14798000" calcext:value-type="float">
            <text:p/>
          </table:table-cell>
          <table:table-cell table:formula="of:=[.I134]" office:value-type="float" office:value="0.000516790259141874" calcext:value-type="float">
            <text:p/>
          </table:table-cell>
          <table:table-cell table:style-name="Default" table:formula="of:=[.H139]/[.I139]*[.$C$138]" office:value-type="float" office:value="2.04584649231126" calcext:value-type="float">
            <text:p/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formula="of:=[.K135]*1000000" office:value-type="float" office:value="19448000" calcext:value-type="float">
            <text:p/>
          </table:table-cell>
          <table:table-cell table:formula="of:=[.I135]" office:value-type="float" office:value="0.000687814143952033" calcext:value-type="float">
            <text:p/>
          </table:table-cell>
          <table:table-cell table:style-name="Default" table:formula="of:=[.H140]/[.I140]*[.$C$138]" office:value-type="float" office:value="2.02017123793641" calcext:value-type="float">
            <text:p/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formula="of:=[.K136]*1000000" office:value-type="float" office:value="23888000" calcext:value-type="float">
            <text:p/>
          </table:table-cell>
          <table:table-cell table:formula="of:=[.I136]" office:value-type="float" office:value="0.000838222409711756" calcext:value-type="float">
            <text:p/>
          </table:table-cell>
          <table:table-cell table:style-name="Default" table:formula="of:=[.H141]/[.I141]*[.$C$138]" office:value-type="float" office:value="2.03612700017915" calcext:value-type="float">
            <text:p/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formula="of:=[.K137]*1000000" office:value-type="float" office:value="29448000" calcext:value-type="float">
            <text:p/>
          </table:table-cell>
          <table:table-cell table:formula="of:=[.I137]" office:value-type="float" office:value="0.00102140003353363" calcext:value-type="float">
            <text:p/>
          </table:table-cell>
          <table:table-cell table:style-name="Default" table:formula="of:=[.H142]/[.I142]*[.$C$138]" office:value-type="float" office:value="2.05989117333664" calcext:value-type="float">
            <text:p/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ergebnis</text:p>
          </table:table-cell>
          <table:table-cell/>
          <table:table-cell table:style-name="Default" office:value-type="string" calcext:value-type="string">
            <text:p>pm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m</text:p>
          </table:table-cell>
          <table:table-cell office:value-type="float" office:value="0.0343133" calcext:value-type="float">
            <text:p>0.0343133</text:p>
          </table:table-cell>
          <table:table-cell table:style-name="ce27" office:value-type="percentage" office:value="0.01864" calcext:value-type="percentage">
            <text:p>0.01864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g</text:p>
          </table:table-cell>
          <table:table-cell table:style-name="ce26" table:formula="of:=[.C138]/[.I145]*1000000000" office:value-type="float" office:value="2.08219717387695" calcext:value-type="float">
            <text:p/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0.00.0000</text:date>, <text:time style:data-style-name="N2" text:time-value="20:20:13.2949570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22:42:08.772192689</meta:creation-date>
    <dc:date>2014-05-11T23:23:16.784095339</dc:date>
    <meta:editing-duration>PT2H47M19S</meta:editing-duration>
    <meta:editing-cycles>6</meta:editing-cycles>
    <meta:generator>LibreOffice/4.2.3.3$Linux_X86_64 LibreOffice_project/420m0$Build-3</meta:generator>
    <meta:document-statistic meta:table-count="1" meta:cell-count="868" meta:object-count="0"/>
  </office:meta>
</office:document-meta>
</file>